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閉じる">
            <text:p>閉じる</text:p>
          </table:table-cell>
          <table:table-cell office:value-type="string" office:value="とじる">
            <text:p>とじる</text:p>
          </table:table-cell>
          <table:table-cell office:value-type="string" office:value="shut, close (books, eyes, etc.)">
            <text:p>shut, close (books, eyes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教科書を閉じてください。">
            <text:p>教科書を閉じてください。</text:p>
          </table:table-cell>
          <table:table-cell office:value-type="string" office:value="きょうかしょ を とじて ください。">
            <text:p>きょうかしょ を とじて ください。</text:p>
          </table:table-cell>
          <table:table-cell office:value-type="string" office:value="Please close your textbook.">
            <text:p>Please close your textbook.</text:p>
          </table:table-cell>
          <table:table-cell office:value-type="string" office:value="彼女は目を閉じた。">
            <text:p>彼女は目を閉じた。</text:p>
          </table:table-cell>
          <table:table-cell office:value-type="string" office:value="かのじょ は め を とじた。">
            <text:p>かのじょ は め を とじた。</text:p>
          </table:table-cell>
          <table:table-cell office:value-type="string" office:value="She closed her eyes.">
            <text:p>She closed her ey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">
            <text:p>時</text:p>
          </table:table-cell>
          <table:table-cell office:value-type="string" office:value="とき">
            <text:p>とき</text:p>
          </table:table-cell>
          <table:table-cell office:value-type="string" office:value="time, moment">
            <text:p>time, mo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時の経つのは早い。">
            <text:p>時の経つのは早い。</text:p>
          </table:table-cell>
          <table:table-cell office:value-type="string" office:value="とき の たつ の は はやい。">
            <text:p>とき の たつ の は はやい。</text:p>
          </table:table-cell>
          <table:table-cell office:value-type="string" office:value="Time flies.">
            <text:p>Time flies.</text:p>
          </table:table-cell>
          <table:table-cell office:value-type="string" office:value="あの時、私はまだ学生でした。">
            <text:p>あの時、私はまだ学生でした。</text:p>
          </table:table-cell>
          <table:table-cell office:value-type="string" office:value="あの とき、わたし は まだ がくせい でした。">
            <text:p>あの とき、わたし は まだ がくせい でした。</text:p>
          </table:table-cell>
          <table:table-cell office:value-type="string" office:value="At that time, I was still a student.">
            <text:p>At that time, I was still a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米">
            <text:p>米</text:p>
          </table:table-cell>
          <table:table-cell office:value-type="string" office:value="こめ">
            <text:p>こめ</text:p>
          </table:table-cell>
          <table:table-cell office:value-type="string" office:value="rice (grain)">
            <text:p>rice (gra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人はお米が大好きです。">
            <text:p>日本人はお米が大好きです。</text:p>
          </table:table-cell>
          <table:table-cell office:value-type="string" office:value="にほん じん は おこめ が だいすき です。">
            <text:p>にほん じん は おこめ が だいすき です。</text:p>
          </table:table-cell>
          <table:table-cell office:value-type="string" office:value="Japanese people love rice.">
            <text:p>Japanese people love rice.</text:p>
          </table:table-cell>
          <table:table-cell office:value-type="string" office:value="あのお寿司屋さんはいいお米を使っていますよ。">
            <text:p>あのお寿司屋さんはいいお米を使っていますよ。</text:p>
          </table:table-cell>
          <table:table-cell office:value-type="string" office:value="あの おすし や さん は いい おこめ を つかって います よ。">
            <text:p>あの おすし や さん は いい おこめ を つかって います よ。</text:p>
          </table:table-cell>
          <table:table-cell office:value-type="string" office:value="That sushi restaurant uses good rice.">
            <text:p>That sushi restaurant uses good 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切る">
            <text:p>切る</text:p>
          </table:table-cell>
          <table:table-cell office:value-type="string" office:value="きる">
            <text:p>きる</text:p>
          </table:table-cell>
          <table:table-cell office:value-type="string" office:value="cut">
            <text:p>c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紙を半分に切ってください。">
            <text:p>この紙を半分に切ってください。</text:p>
          </table:table-cell>
          <table:table-cell office:value-type="string" office:value="この かみ を はんぶん に きって ください。">
            <text:p>この かみ を はんぶん に きって ください。</text:p>
          </table:table-cell>
          <table:table-cell office:value-type="string" office:value="Please cut this paper in half.">
            <text:p>Please cut this paper in half.</text:p>
          </table:table-cell>
          <table:table-cell office:value-type="string" office:value="昨日、髪を切りました。">
            <text:p>昨日、髪を切りました。</text:p>
          </table:table-cell>
          <table:table-cell office:value-type="string" office:value="きのう、かみ を きりました。">
            <text:p>きのう、かみ を きりました。</text:p>
          </table:table-cell>
          <table:table-cell office:value-type="string" office:value="I had my hair cut yesterday.">
            <text:p>I had my hair cut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楽しい">
            <text:p>楽しい</text:p>
          </table:table-cell>
          <table:table-cell office:value-type="string" office:value="たのしい">
            <text:p>たのしい</text:p>
          </table:table-cell>
          <table:table-cell office:value-type="string" office:value="fun, enjoyable">
            <text:p>fun, enjoyabl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とても楽しい人です。">
            <text:p>彼はとても楽しい人です。</text:p>
          </table:table-cell>
          <table:table-cell office:value-type="string" office:value="かれ は とても たのしい ひと です。">
            <text:p>かれ は とても たのしい ひと です。</text:p>
          </table:table-cell>
          <table:table-cell office:value-type="string" office:value="He's a very fun person.">
            <text:p>He's a very fun person.</text:p>
          </table:table-cell>
          <table:table-cell office:value-type="string" office:value="日本での生活は楽しいです。">
            <text:p>日本での生活は楽しいです。</text:p>
          </table:table-cell>
          <table:table-cell office:value-type="string" office:value="にほん で の せいかつ は たのしい です。">
            <text:p>にほん で の せいかつ は たのしい です。</text:p>
          </table:table-cell>
          <table:table-cell office:value-type="string" office:value="Life in Japan is fun.">
            <text:p>Life in Japan is fu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服">
            <text:p>服</text:p>
          </table:table-cell>
          <table:table-cell office:value-type="string" office:value="ふく">
            <text:p>ふく</text:p>
          </table:table-cell>
          <table:table-cell office:value-type="string" office:value="clothes (colloquial)">
            <text:p>clothes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新しい服を買った。">
            <text:p>昨日、新しい服を買った。</text:p>
          </table:table-cell>
          <table:table-cell office:value-type="string" office:value="きのう、あたらしい ふく を かった。">
            <text:p>きのう、あたらしい ふく を かった。</text:p>
          </table:table-cell>
          <table:table-cell office:value-type="string" office:value="I bought some new clothes yesterday.">
            <text:p>I bought some new clothes yesterday.</text:p>
          </table:table-cell>
          <table:table-cell office:value-type="string" office:value="この服はとても安かった。">
            <text:p>この服はとても安かった。</text:p>
          </table:table-cell>
          <table:table-cell office:value-type="string" office:value="この ふく は とても やすかった。">
            <text:p>この ふく は とても やすかった。</text:p>
          </table:table-cell>
          <table:table-cell office:value-type="string" office:value="These clothes were very cheap.">
            <text:p>These clothes were very che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ろ">
            <text:p>後ろ</text:p>
          </table:table-cell>
          <table:table-cell office:value-type="string" office:value="うしろ">
            <text:p>うしろ</text:p>
          </table:table-cell>
          <table:table-cell office:value-type="string" office:value="back, behind">
            <text:p>back, behi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後ろを向いて。">
            <text:p>後ろを向いて。</text:p>
          </table:table-cell>
          <table:table-cell office:value-type="string" office:value="うしろ を むいて。">
            <text:p>うしろ を むいて。</text:p>
          </table:table-cell>
          <table:table-cell office:value-type="string" office:value="Turn around.">
            <text:p>Turn around.</text:p>
          </table:table-cell>
          <table:table-cell office:value-type="string" office:value="後ろの席が空いています。">
            <text:p>後ろの席が空いています。</text:p>
          </table:table-cell>
          <table:table-cell office:value-type="string" office:value="うしろ の せき が あいて います。">
            <text:p>うしろ の せき が あいて います。</text:p>
          </table:table-cell>
          <table:table-cell office:value-type="string" office:value="The rear seat is empty.">
            <text:p>The rear seat is emp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嬉しい">
            <text:p>嬉しい</text:p>
          </table:table-cell>
          <table:table-cell office:value-type="string" office:value="うれしい">
            <text:p>うれしい</text:p>
          </table:table-cell>
          <table:table-cell office:value-type="string" office:value="happy, glad">
            <text:p>happy, gla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に会えて嬉しかった。">
            <text:p>彼に会えて嬉しかった。</text:p>
          </table:table-cell>
          <table:table-cell office:value-type="string" office:value="かれ に あえて うれしかった。">
            <text:p>かれ に あえて うれしかった。</text:p>
          </table:table-cell>
          <table:table-cell office:value-type="string" office:value="I was glad to meet him.">
            <text:p>I was glad to meet him.</text:p>
          </table:table-cell>
          <table:table-cell office:value-type="string" office:value="今日は授業がなくて嬉しいです。">
            <text:p>今日は授業がなくて嬉しいです。</text:p>
          </table:table-cell>
          <table:table-cell office:value-type="string" office:value="きょう は じゅぎょう が なくて うれしい です。">
            <text:p>きょう は じゅぎょう が なくて うれしい です。</text:p>
          </table:table-cell>
          <table:table-cell office:value-type="string" office:value="I'm glad I don't have a class today.">
            <text:p>I'm glad I don't have a clas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腰">
            <text:p>腰</text:p>
          </table:table-cell>
          <table:table-cell office:value-type="string" office:value="こし">
            <text:p>こし</text:p>
          </table:table-cell>
          <table:table-cell office:value-type="string" office:value="waist, lower back">
            <text:p>waist, lower b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から腰が痛い。">
            <text:p>昨日から腰が痛い。</text:p>
          </table:table-cell>
          <table:table-cell office:value-type="string" office:value="きのう から こし が いたい。">
            <text:p>きのう から こし が いたい。</text:p>
          </table:table-cell>
          <table:table-cell office:value-type="string" office:value="I've had a pain in my lower back since yesterday.">
            <text:p>I've had a pain in my lower back since yesterday.</text:p>
          </table:table-cell>
          <table:table-cell office:value-type="string" office:value="私のおじいちゃんは腰が曲がっています。">
            <text:p>私のおじいちゃんは腰が曲がっています。</text:p>
          </table:table-cell>
          <table:table-cell office:value-type="string" office:value="わたし の おじいちゃん は こし が まがって います。">
            <text:p>わたし の おじいちゃん は こし が まがって います。</text:p>
          </table:table-cell>
          <table:table-cell office:value-type="string" office:value="My grandfather's lower back is bent (so bent that he cannot stand up straight).">
            <text:p>My grandfather's lower back is bent (so bent that he cannot stand up straight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曜日">
            <text:p>日曜日</text:p>
          </table:table-cell>
          <table:table-cell office:value-type="string" office:value="にちようび">
            <text:p>にちようび</text:p>
          </table:table-cell>
          <table:table-cell office:value-type="string" office:value="Sunday">
            <text:p>Sun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曜日は海に行きました。">
            <text:p>日曜日は海に行きました。</text:p>
          </table:table-cell>
          <table:table-cell office:value-type="string" office:value="にちようび は うみ に いきました。">
            <text:p>にちようび は うみ に いきました。</text:p>
          </table:table-cell>
          <table:table-cell office:value-type="string" office:value="We went to the beach on Sunday.">
            <text:p>We went to the beach on Sunday.</text:p>
          </table:table-cell>
          <table:table-cell office:value-type="string" office:value="日曜日は図書館に行きます。">
            <text:p>日曜日は図書館に行きます。</text:p>
          </table:table-cell>
          <table:table-cell office:value-type="string" office:value="にちようび は としょかん に いきます。">
            <text:p>にちようび は としょかん に いきます。</text:p>
          </table:table-cell>
          <table:table-cell office:value-type="string" office:value="I go to the library on Sundays.">
            <text:p>I go to the library on Sun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">
            <text:p>昼</text:p>
          </table:table-cell>
          <table:table-cell office:value-type="string" office:value="ひる">
            <text:p>ひる</text:p>
          </table:table-cell>
          <table:table-cell office:value-type="string" office:value="daytime, midday">
            <text:p>daytime, mid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昼のドラマを毎日見ます。">
            <text:p>私は昼のドラマを毎日見ます。</text:p>
          </table:table-cell>
          <table:table-cell office:value-type="string" office:value="わたし は ひる の ドラマ を まいにち みます。">
            <text:p>わたし は ひる の ドラマ を まいにち みます。</text:p>
          </table:table-cell>
          <table:table-cell office:value-type="string" office:value="I watch daytime dramas every day.">
            <text:p>I watch daytime dramas every day.</text:p>
          </table:table-cell>
          <table:table-cell office:value-type="string" office:value="明日は昼頃から曇るでしょう。">
            <text:p>明日は昼頃から曇るでしょう。</text:p>
          </table:table-cell>
          <table:table-cell office:value-type="string" office:value="あす は ひる ごろ から くもる でしょう。">
            <text:p>あす は ひる ごろ から くもる でしょう。</text:p>
          </table:table-cell>
          <table:table-cell office:value-type="string" office:value="It'll probably get cloudy around noon tomorrow.">
            <text:p>It'll probably get cloudy around noon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母さん">
            <text:p>お母さん</text:p>
          </table:table-cell>
          <table:table-cell office:value-type="string" office:value="おかあさん">
            <text:p>おかあさん</text:p>
          </table:table-cell>
          <table:table-cell office:value-type="string" office:value="mother, mom (colloquial)">
            <text:p>mother, mom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母さんによろしくお伝えください。">
            <text:p>お母さんによろしくお伝えください。</text:p>
          </table:table-cell>
          <table:table-cell office:value-type="string" office:value="おかあさん に よろしく おつたえ ください。">
            <text:p>おかあさん に よろしく おつたえ ください。</text:p>
          </table:table-cell>
          <table:table-cell office:value-type="string" office:value="Please say hello to your mother.">
            <text:p>Please say hello to your mother.</text:p>
          </table:table-cell>
          <table:table-cell office:value-type="string" office:value="お母さんは台所にいます。">
            <text:p>お母さんは台所にいます。</text:p>
          </table:table-cell>
          <table:table-cell office:value-type="string" office:value="おかあさん は だいどころ に います。">
            <text:p>おかあさん は だいどころ に います。</text:p>
          </table:table-cell>
          <table:table-cell office:value-type="string" office:value="Mother's in the kitchen.">
            <text:p>Mother's in the kitc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学生">
            <text:p>大学生</text:p>
          </table:table-cell>
          <table:table-cell office:value-type="string" office:value="だいがくせい">
            <text:p>だいがくせい</text:p>
          </table:table-cell>
          <table:table-cell office:value-type="string" office:value="university student">
            <text:p>university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は大学生です。">
            <text:p>姉は大学生です。</text:p>
          </table:table-cell>
          <table:table-cell office:value-type="string" office:value="あね は だいがくせい です。">
            <text:p>あね は だいがくせい です。</text:p>
          </table:table-cell>
          <table:table-cell office:value-type="string" office:value="My big sister's a college student.">
            <text:p>My big sister's a college student.</text:p>
          </table:table-cell>
          <table:table-cell office:value-type="string" office:value="来月から大学生になります。">
            <text:p>来月から大学生になります。</text:p>
          </table:table-cell>
          <table:table-cell office:value-type="string" office:value="らいげつ から だいがくせい に なります。">
            <text:p>らいげつ から だいがくせい に なります。</text:p>
          </table:table-cell>
          <table:table-cell office:value-type="string" office:value="I'll be a college student beginning next month.">
            <text:p>I'll be a college student beginning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終わり">
            <text:p>終わり</text:p>
          </table:table-cell>
          <table:table-cell office:value-type="string" office:value="おわり">
            <text:p>おわり</text:p>
          </table:table-cell>
          <table:table-cell office:value-type="string" office:value="end, finish">
            <text:p>end, fini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休みももう終わりだ。">
            <text:p>夏休みももう終わりだ。</text:p>
          </table:table-cell>
          <table:table-cell office:value-type="string" office:value="なつやすみ も もう おわり だ。">
            <text:p>なつやすみ も もう おわり だ。</text:p>
          </table:table-cell>
          <table:table-cell office:value-type="string" office:value="Summer vacation's already over.">
            <text:p>Summer vacation's already over.</text:p>
          </table:table-cell>
          <table:table-cell office:value-type="string" office:value="今日はもう終わりにしましょう。">
            <text:p>今日はもう終わりにしましょう。</text:p>
          </table:table-cell>
          <table:table-cell office:value-type="string" office:value="きょう は もう おわり に しましょう。">
            <text:p>きょう は もう おわり に しましょう。</text:p>
          </table:table-cell>
          <table:table-cell office:value-type="string" office:value="Let's finish (what we've been doing) for today.">
            <text:p>Let's finish (what we've been doing) for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背">
            <text:p>背</text:p>
          </table:table-cell>
          <table:table-cell office:value-type="string" office:value="せ">
            <text:p>せ</text:p>
          </table:table-cell>
          <table:table-cell office:value-type="string" office:value="height, stature">
            <text:p>height, st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背が高い。">
            <text:p>彼女は背が高い。</text:p>
          </table:table-cell>
          <table:table-cell office:value-type="string" office:value="かのじょ は せ が たかい。">
            <text:p>かのじょ は せ が たかい。</text:p>
          </table:table-cell>
          <table:table-cell office:value-type="string" office:value="She's tall.">
            <text:p>She's tall.</text:p>
          </table:table-cell>
          <table:table-cell office:value-type="string" office:value="彼は背が低い。">
            <text:p>彼は背が低い。</text:p>
          </table:table-cell>
          <table:table-cell office:value-type="string" office:value="かれ は せ が ひくい。">
            <text:p>かれ は せ が ひくい。</text:p>
          </table:table-cell>
          <table:table-cell office:value-type="string" office:value="He's short.">
            <text:p>He's sh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伝う">
            <text:p>手伝う</text:p>
          </table:table-cell>
          <table:table-cell office:value-type="string" office:value="てつだう">
            <text:p>てつだう</text:p>
          </table:table-cell>
          <table:table-cell office:value-type="string" office:value="help, assist">
            <text:p>help, assi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が手伝いましょう。">
            <text:p>私が手伝いましょう。</text:p>
          </table:table-cell>
          <table:table-cell office:value-type="string" office:value="わたし が てつだいましょう。">
            <text:p>わたし が てつだいましょう。</text:p>
          </table:table-cell>
          <table:table-cell office:value-type="string" office:value="I can help you.">
            <text:p>I can help you.</text:p>
          </table:table-cell>
          <table:table-cell office:value-type="string" office:value="宿題、手伝ってくれない？">
            <text:p>宿題、手伝ってくれない？</text:p>
          </table:table-cell>
          <table:table-cell office:value-type="string" office:value="しゅくだい、 てつだって くれない？">
            <text:p>しゅくだい、 てつだって くれない？</text:p>
          </table:table-cell>
          <table:table-cell office:value-type="string" office:value="Could you help me with my homework?">
            <text:p>Could you help me with my homewor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鼻">
            <text:p>鼻</text:p>
          </table:table-cell>
          <table:table-cell office:value-type="string" office:value="はな">
            <text:p>はな</text:p>
          </table:table-cell>
          <table:table-cell office:value-type="string" office:value="nose">
            <text:p>n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鼻がかゆいです。">
            <text:p>鼻がかゆいです。</text:p>
          </table:table-cell>
          <table:table-cell office:value-type="string" office:value="はな が かゆい です。">
            <text:p>はな が かゆい です。</text:p>
          </table:table-cell>
          <table:table-cell office:value-type="string" office:value="My nose is itchy.">
            <text:p>My nose is itchy.</text:p>
          </table:table-cell>
          <table:table-cell office:value-type="string" office:value="豚はすごく鼻がいい。">
            <text:p>豚はすごく鼻がいい。</text:p>
          </table:table-cell>
          <table:table-cell office:value-type="string" office:value="ぶた は すごく はな が いい。">
            <text:p>ぶた は すごく はな が いい。</text:p>
          </table:table-cell>
          <table:table-cell office:value-type="string" office:value="Pigs have a very keen sense of smell.">
            <text:p>Pigs have a very keen sense of sm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きる">
            <text:p>起きる</text:p>
          </table:table-cell>
          <table:table-cell office:value-type="string" office:value="おきる">
            <text:p>おきる</text:p>
          </table:table-cell>
          <table:table-cell office:value-type="string" office:value="occur, happen">
            <text:p>occur, happ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近所で盗難事件が起きました。">
            <text:p>近所で盗難事件が起きました。</text:p>
          </table:table-cell>
          <table:table-cell office:value-type="string" office:value="きんじょ で とうなん じけん が おきました。">
            <text:p>きんじょ で とうなん じけん が おきました。</text:p>
          </table:table-cell>
          <table:table-cell office:value-type="string" office:value="A burglary occured in my neighborhood.">
            <text:p>A burglary occured in my neighborhood.</text:p>
          </table:table-cell>
          <table:table-cell office:value-type="string" office:value="事故はここで起きました。">
            <text:p>事故はここで起きました。</text:p>
          </table:table-cell>
          <table:table-cell office:value-type="string" office:value="じこ は ここ で おきました。">
            <text:p>じこ は ここ で おきました。</text:p>
          </table:table-cell>
          <table:table-cell office:value-type="string" office:value="The accident occurred here.">
            <text:p>The accident occurred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載せる">
            <text:p>載せる</text:p>
          </table:table-cell>
          <table:table-cell office:value-type="string" office:value="のせる">
            <text:p>のせる</text:p>
          </table:table-cell>
          <table:table-cell office:value-type="string" office:value="place, put on">
            <text:p>place, put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皿にケーキを載せました。">
            <text:p>皿にケーキを載せました。</text:p>
          </table:table-cell>
          <table:table-cell office:value-type="string" office:value="さら に ケーキ を のせました。">
            <text:p>さら に ケーキ を のせました。</text:p>
          </table:table-cell>
          <table:table-cell office:value-type="string" office:value="I put the cake on a plate.">
            <text:p>I put the cake on a plate.</text:p>
          </table:table-cell>
          <table:table-cell office:value-type="string" office:value="彼女はかばんを膝に載せた。">
            <text:p>彼女はかばんを膝に載せた。</text:p>
          </table:table-cell>
          <table:table-cell office:value-type="string" office:value="かのじょ は かばん を ひざ に のせた。">
            <text:p>かのじょ は かばん を ひざ に のせた。</text:p>
          </table:table-cell>
          <table:table-cell office:value-type="string" office:value="She put her bag on her lap.">
            <text:p>She put her bag on her l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悲しい">
            <text:p>悲しい</text:p>
          </table:table-cell>
          <table:table-cell office:value-type="string" office:value="かなしい">
            <text:p>かなしい</text:p>
          </table:table-cell>
          <table:table-cell office:value-type="string" office:value="sad">
            <text:p>sa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映画はとても悲しかった。">
            <text:p>その映画はとても悲しかった。</text:p>
          </table:table-cell>
          <table:table-cell office:value-type="string" office:value="その えいが は とても かなしかった。">
            <text:p>その えいが は とても かなしかった。</text:p>
          </table:table-cell>
          <table:table-cell office:value-type="string" office:value="It was a very sad movie.">
            <text:p>It was a very sad movie.</text:p>
          </table:table-cell>
          <table:table-cell office:value-type="string" office:value="うちのネコが死んでとても悲しいです。">
            <text:p>うちのネコが死んでとても悲しいです。</text:p>
          </table:table-cell>
          <table:table-cell office:value-type="string" office:value="うち の ネコ が しんで とても かなしい です。">
            <text:p>うち の ネコ が しんで とても かなしい です。</text:p>
          </table:table-cell>
          <table:table-cell office:value-type="string" office:value="I'm very sad that our cat died.">
            <text:p>I'm very sad that our cat d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ゃべる">
            <text:p>しゃべる</text:p>
          </table:table-cell>
          <table:table-cell office:value-type="string" office:value="しゃべる">
            <text:p>しゃべる</text:p>
          </table:table-cell>
          <table:table-cell office:value-type="string" office:value="chat, talk">
            <text:p>chat, tal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よくしゃべるね。">
            <text:p>彼女はよくしゃべるね。</text:p>
          </table:table-cell>
          <table:table-cell office:value-type="string" office:value="かのじょ は よく しゃべる ね。">
            <text:p>かのじょ は よく しゃべる ね。</text:p>
          </table:table-cell>
          <table:table-cell office:value-type="string" office:value="She talks a lot.">
            <text:p>She talks a lot.</text:p>
          </table:table-cell>
          <table:table-cell office:value-type="string" office:value="彼は授業中、ずっとしゃべっていました。">
            <text:p>彼は授業中、ずっとしゃべっていました。</text:p>
          </table:table-cell>
          <table:table-cell office:value-type="string" office:value="かれ は じゅぎょう ちゅう、 ずっと しゃべって いました。">
            <text:p>かれ は じゅぎょう ちゅう、 ずっと しゃべって いました。</text:p>
          </table:table-cell>
          <table:table-cell office:value-type="string" office:value="He was talking during the entire class.">
            <text:p>He was talking during the entir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く">
            <text:p>近く</text:p>
          </table:table-cell>
          <table:table-cell office:value-type="string" office:value="ちかく">
            <text:p>ちかく</text:p>
          </table:table-cell>
          <table:table-cell office:value-type="string" office:value="in the near future, before long">
            <text:p>in the near future, before lo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近く、留学する予定です。">
            <text:p>近く、留学する予定です。</text:p>
          </table:table-cell>
          <table:table-cell office:value-type="string" office:value="ちかく 、 りゅうがく する よてい です。">
            <text:p>ちかく 、 りゅうがく する よてい です。</text:p>
          </table:table-cell>
          <table:table-cell office:value-type="string" office:value="I'm planning to study abroad in the near future.">
            <text:p>I'm planning to study abroad in the near future.</text:p>
          </table:table-cell>
          <table:table-cell office:value-type="string" office:value="兄は近く結婚します。">
            <text:p>兄は近く結婚します。</text:p>
          </table:table-cell>
          <table:table-cell office:value-type="string" office:value="あに は ちかく けっこん します。">
            <text:p>あに は ちかく けっこん します。</text:p>
          </table:table-cell>
          <table:table-cell office:value-type="string" office:value="My older brother will get married in the near future.">
            <text:p>My older brother will get married in the near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甘い">
            <text:p>甘い</text:p>
          </table:table-cell>
          <table:table-cell office:value-type="string" office:value="あまい">
            <text:p>あまい</text:p>
          </table:table-cell>
          <table:table-cell office:value-type="string" office:value="sweet">
            <text:p>swee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いちごは甘い。">
            <text:p>このいちごは甘い。</text:p>
          </table:table-cell>
          <table:table-cell office:value-type="string" office:value="この いちご は あまい。">
            <text:p>この いちご は あまい。</text:p>
          </table:table-cell>
          <table:table-cell office:value-type="string" office:value="This strawberry is sweet.">
            <text:p>This strawberry is sweet.</text:p>
          </table:table-cell>
          <table:table-cell office:value-type="string" office:value="このジュースは甘すぎる。">
            <text:p>このジュースは甘すぎる。</text:p>
          </table:table-cell>
          <table:table-cell office:value-type="string" office:value="この ジュース は あま すぎる。">
            <text:p>この ジュース は あま すぎる。</text:p>
          </table:table-cell>
          <table:table-cell office:value-type="string" office:value="This juice is too sweet.">
            <text:p>This juice is too sw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ーブル">
            <text:p>テーブル</text:p>
          </table:table-cell>
          <table:table-cell office:value-type="string" office:value="テーブル">
            <text:p>テーブル</text:p>
          </table:table-cell>
          <table:table-cell office:value-type="string" office:value="table">
            <text:p>ta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テーブルを買いました。">
            <text:p>新しいテーブルを買いました。</text:p>
          </table:table-cell>
          <table:table-cell office:value-type="string" office:value="あたらしい テーブル を かいました。">
            <text:p>あたらしい テーブル を かいました。</text:p>
          </table:table-cell>
          <table:table-cell office:value-type="string" office:value="I bought a new table.">
            <text:p>I bought a new table.</text:p>
          </table:table-cell>
          <table:table-cell office:value-type="string" office:value="こっちの四角いテーブルを買おうよ。">
            <text:p>こっちの四角いテーブルを買おうよ。</text:p>
          </table:table-cell>
          <table:table-cell office:value-type="string" office:value="こっち の しかくい テーブル を かおう よ 。">
            <text:p>こっち の しかくい テーブル を かおう よ 。</text:p>
          </table:table-cell>
          <table:table-cell office:value-type="string" office:value="Let's buy this square-shaped table over here.">
            <text:p>Let's buy this square-shaped table over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べ物">
            <text:p>食べ物</text:p>
          </table:table-cell>
          <table:table-cell office:value-type="string" office:value="たべもの">
            <text:p>たべもの</text:p>
          </table:table-cell>
          <table:table-cell office:value-type="string" office:value="food (colloquial)">
            <text:p>food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の食べ物はとてもおいしいです。">
            <text:p>日本の食べ物はとてもおいしいです。</text:p>
          </table:table-cell>
          <table:table-cell office:value-type="string" office:value="にっぽん の たべもの は とても おいしい です。">
            <text:p>にっぽん の たべもの は とても おいしい です。</text:p>
          </table:table-cell>
          <table:table-cell office:value-type="string" office:value="Japanese food is very delicious.">
            <text:p>Japanese food is very delicious.</text:p>
          </table:table-cell>
          <table:table-cell office:value-type="string" office:value="弟は食べ物の好き嫌いが多い。">
            <text:p>弟は食べ物の好き嫌いが多い。</text:p>
          </table:table-cell>
          <table:table-cell office:value-type="string" office:value="おとうと は たべもの の すききらい が おおい。">
            <text:p>おとうと は たべもの の すききらい が おおい。</text:p>
          </table:table-cell>
          <table:table-cell office:value-type="string" office:value="My little brother is very particular about food.">
            <text:p>My little brother is very particular about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まる">
            <text:p>始まる</text:p>
          </table:table-cell>
          <table:table-cell office:value-type="string" office:value="はじまる">
            <text:p>はじまる</text:p>
          </table:table-cell>
          <table:table-cell office:value-type="string" office:value="begin">
            <text:p>beg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新しい仕事が始まりました。">
            <text:p>新しい仕事が始まりました。</text:p>
          </table:table-cell>
          <table:table-cell office:value-type="string" office:value="あたらしい しごと が はじまりました。">
            <text:p>あたらしい しごと が はじまりました。</text:p>
          </table:table-cell>
          <table:table-cell office:value-type="string" office:value="I started a new job.">
            <text:p>I started a new job.</text:p>
          </table:table-cell>
          <table:table-cell office:value-type="string" office:value="新しい年が始まりました。">
            <text:p>新しい年が始まりました。</text:p>
          </table:table-cell>
          <table:table-cell office:value-type="string" office:value="あたらしい とし が はじまりました。">
            <text:p>あたらしい とし が はじまりました。</text:p>
          </table:table-cell>
          <table:table-cell office:value-type="string" office:value="A new year has started.">
            <text:p>A new year has sta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ゲーム">
            <text:p>ゲーム</text:p>
          </table:table-cell>
          <table:table-cell office:value-type="string" office:value="ゲーム">
            <text:p>ゲーム</text:p>
          </table:table-cell>
          <table:table-cell office:value-type="string" office:value="game (loan word)">
            <text:p>game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ビデオゲームをした。">
            <text:p>私たちはビデオゲームをした。</text:p>
          </table:table-cell>
          <table:table-cell office:value-type="string" office:value="わたし たち は ビデオ ゲーム を した。">
            <text:p>わたし たち は ビデオ ゲーム を した。</text:p>
          </table:table-cell>
          <table:table-cell office:value-type="string" office:value="We played a video game.">
            <text:p>We played a video game.</text:p>
          </table:table-cell>
          <table:table-cell office:value-type="string" office:value="このゲームのルールは簡単です。">
            <text:p>このゲームのルールは簡単です。</text:p>
          </table:table-cell>
          <table:table-cell office:value-type="string" office:value="この ゲーム の ルール は かんたん です。">
            <text:p>この ゲーム の ルール は かんたん です。</text:p>
          </table:table-cell>
          <table:table-cell office:value-type="string" office:value="The rules of this game are easy.">
            <text:p>The rules of this game are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十">
            <text:p>十</text:p>
          </table:table-cell>
          <table:table-cell office:value-type="string" office:value="じゅう">
            <text:p>じゅう</text:p>
          </table:table-cell>
          <table:table-cell office:value-type="string" office:value="ten">
            <text:p>t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子は指で十数えました。">
            <text:p>その子は指で十数えました。</text:p>
          </table:table-cell>
          <table:table-cell office:value-type="string" office:value="その こ は ゆび で じゅう かぞえました。">
            <text:p>その こ は ゆび で じゅう かぞえました。</text:p>
          </table:table-cell>
          <table:table-cell office:value-type="string" office:value="The child counted to ten on her fingers.">
            <text:p>The child counted to ten on her fingers.</text:p>
          </table:table-cell>
          <table:table-cell office:value-type="string" office:value="昨日、友達十人とカラオケに行きました。">
            <text:p>昨日、友達十人とカラオケに行きました。</text:p>
          </table:table-cell>
          <table:table-cell office:value-type="string" office:value="きのう、ともだち じゅう にん と カラオケ に いきました。">
            <text:p>きのう、ともだち じゅう にん と カラオケ に いきました。</text:p>
          </table:table-cell>
          <table:table-cell office:value-type="string" office:value="Yesterday, I went to karaoke with ten friends.">
            <text:p>Yesterday, I went to karaoke with ten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気">
            <text:p>天気</text:p>
          </table:table-cell>
          <table:table-cell office:value-type="string" office:value="てんき">
            <text:p>てんき</text:p>
          </table:table-cell>
          <table:table-cell office:value-type="string" office:value="weather">
            <text:p>wea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いい天気ですね。">
            <text:p>今日はいい天気ですね。</text:p>
          </table:table-cell>
          <table:table-cell office:value-type="string" office:value="きょう は いい てんき です ね。">
            <text:p>きょう は いい てんき です ね。</text:p>
          </table:table-cell>
          <table:table-cell office:value-type="string" office:value="It's nice out today.">
            <text:p>It's nice out today.</text:p>
          </table:table-cell>
          <table:table-cell office:value-type="string" office:value="明日の天気は晴れです。">
            <text:p>明日の天気は晴れです。</text:p>
          </table:table-cell>
          <table:table-cell office:value-type="string" office:value="あす の てんき は はれ です。">
            <text:p>あす の てんき は はれ です。</text:p>
          </table:table-cell>
          <table:table-cell office:value-type="string" office:value="Tomorrow's weather will be sunny.">
            <text:p>Tomorrow's weather will be sun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暑い">
            <text:p>暑い</text:p>
          </table:table-cell>
          <table:table-cell office:value-type="string" office:value="あつい">
            <text:p>あつい</text:p>
          </table:table-cell>
          <table:table-cell office:value-type="string" office:value="hot (of weather)">
            <text:p>hot (of weather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日はとても暑い。">
            <text:p>今日はとても暑い。</text:p>
          </table:table-cell>
          <table:table-cell office:value-type="string" office:value="きょう は とても あつい。">
            <text:p>きょう は とても あつい。</text:p>
          </table:table-cell>
          <table:table-cell office:value-type="string" office:value="It's very hot today.">
            <text:p>It's very hot today.</text:p>
          </table:table-cell>
          <table:table-cell office:value-type="string" office:value="外は暑いよ。">
            <text:p>外は暑いよ。</text:p>
          </table:table-cell>
          <table:table-cell office:value-type="string" office:value="そと は あつい よ。">
            <text:p>そと は あつい よ。</text:p>
          </table:table-cell>
          <table:table-cell office:value-type="string" office:value="It's hot outside.">
            <text:p>It's hot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太い">
            <text:p>太い</text:p>
          </table:table-cell>
          <table:table-cell office:value-type="string" office:value="ふとい">
            <text:p>ふとい</text:p>
          </table:table-cell>
          <table:table-cell office:value-type="string" office:value="thick, fat">
            <text:p>thick, fa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足が太い。">
            <text:p>彼女は足が太い。</text:p>
          </table:table-cell>
          <table:table-cell office:value-type="string" office:value="かのじょ は あし が ふとい。">
            <text:p>かのじょ は あし が ふとい。</text:p>
          </table:table-cell>
          <table:table-cell office:value-type="string" office:value="She has big legs.">
            <text:p>She has big legs.</text:p>
          </table:table-cell>
          <table:table-cell office:value-type="string" office:value="彼の腕は太い。">
            <text:p>彼の腕は太い。</text:p>
          </table:table-cell>
          <table:table-cell office:value-type="string" office:value="かれ の うで は ふとい。">
            <text:p>かれ の うで は ふとい。</text:p>
          </table:table-cell>
          <table:table-cell office:value-type="string" office:value="He has big arms.">
            <text:p>He has big ar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晩">
            <text:p>晩</text:p>
          </table:table-cell>
          <table:table-cell office:value-type="string" office:value="ばん">
            <text:p>ばん</text:p>
          </table:table-cell>
          <table:table-cell office:value-type="string" office:value="evening, night (from sunset to bedtime)">
            <text:p>evening, night (from sunset to bedtim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朝から晩まで働いたの。">
            <text:p>彼は朝から晩まで働いたの。</text:p>
          </table:table-cell>
          <table:table-cell office:value-type="string" office:value="かれ は あさ から ばん まで はたらいた の 。">
            <text:p>かれ は あさ から ばん まで はたらいた の 。</text:p>
          </table:table-cell>
          <table:table-cell office:value-type="string" office:value="He worked from morning till night.">
            <text:p>He worked from morning till night.</text:p>
          </table:table-cell>
          <table:table-cell office:value-type="string" office:value="彼は三日三晩寝ませんでした。">
            <text:p>彼は三日三晩寝ませんでした。</text:p>
          </table:table-cell>
          <table:table-cell office:value-type="string" office:value="かれ は みっか み ばん ねません でした。">
            <text:p>かれ は みっか み ばん ねません でした。</text:p>
          </table:table-cell>
          <table:table-cell office:value-type="string" office:value="He didn't sleep for three days and nights.">
            <text:p>He didn't sleep for three days and nigh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土曜日">
            <text:p>土曜日</text:p>
          </table:table-cell>
          <table:table-cell office:value-type="string" office:value="どようび">
            <text:p>どようび</text:p>
          </table:table-cell>
          <table:table-cell office:value-type="string" office:value="Saturday">
            <text:p>Satur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土曜日の夜はクラブに行きます。">
            <text:p>土曜日の夜はクラブに行きます。</text:p>
          </table:table-cell>
          <table:table-cell office:value-type="string" office:value="どようび の よる は クラブ に いきます。">
            <text:p>どようび の よる は クラブ に いきます。</text:p>
          </table:table-cell>
          <table:table-cell office:value-type="string" office:value="I'm going to a club Saturday night.">
            <text:p>I'm going to a club Saturday night.</text:p>
          </table:table-cell>
          <table:table-cell office:value-type="string" office:value="土曜日はよく友達と映画を見ます。">
            <text:p>土曜日はよく友達と映画を見ます。</text:p>
          </table:table-cell>
          <table:table-cell office:value-type="string" office:value="どようび は よく ともだち と えいが を みます。">
            <text:p>どようび は よく ともだち と えいが を みます。</text:p>
          </table:table-cell>
          <table:table-cell office:value-type="string" office:value="On Saturdays, I often watch movies with my friends.">
            <text:p>On Saturdays, I often watch movies with my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痛い">
            <text:p>痛い</text:p>
          </table:table-cell>
          <table:table-cell office:value-type="string" office:value="いたい">
            <text:p>いたい</text:p>
          </table:table-cell>
          <table:table-cell office:value-type="string" office:value="sore, painful">
            <text:p>sore, pain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日は頭が痛いです。">
            <text:p>今日は頭が痛いです。</text:p>
          </table:table-cell>
          <table:table-cell office:value-type="string" office:value="きょう は あたま が いたい です。">
            <text:p>きょう は あたま が いたい です。</text:p>
          </table:table-cell>
          <table:table-cell office:value-type="string" office:value="I have a headache today.">
            <text:p>I have a headache today.</text:p>
          </table:table-cell>
          <table:table-cell office:value-type="string" office:value="昨日から腰が痛い。">
            <text:p>昨日から腰が痛い。</text:p>
          </table:table-cell>
          <table:table-cell office:value-type="string" office:value="きのう から こし が いたい。">
            <text:p>きのう から こし が いたい。</text:p>
          </table:table-cell>
          <table:table-cell office:value-type="string" office:value="I've had a pain in my lower back since yesterday.">
            <text:p>I've had a pain in my lower back sinc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父さん">
            <text:p>お父さん</text:p>
          </table:table-cell>
          <table:table-cell office:value-type="string" office:value="おとうさん">
            <text:p>おとうさん</text:p>
          </table:table-cell>
          <table:table-cell office:value-type="string" office:value="father, dad (colloquial)">
            <text:p>father, dad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父さんは会社員です。">
            <text:p>お父さんは会社員です。</text:p>
          </table:table-cell>
          <table:table-cell office:value-type="string" office:value="おとうさん は かいしゃいん です。">
            <text:p>おとうさん は かいしゃいん です。</text:p>
          </table:table-cell>
          <table:table-cell office:value-type="string" office:value="My father's a company employee.">
            <text:p>My father's a company employee.</text:p>
          </table:table-cell>
          <table:table-cell office:value-type="string" office:value="私のお父さんはとても優しいです。">
            <text:p>私のお父さんはとても優しいです。</text:p>
          </table:table-cell>
          <table:table-cell office:value-type="string" office:value="わたし の おとうさん は とても やさしい です。">
            <text:p>わたし の おとうさん は とても やさしい です。</text:p>
          </table:table-cell>
          <table:table-cell office:value-type="string" office:value="My father is very gentle.">
            <text:p>My father is very gen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分">
            <text:p>多分</text:p>
          </table:table-cell>
          <table:table-cell office:value-type="string" office:value="たぶん">
            <text:p>たぶん</text:p>
          </table:table-cell>
          <table:table-cell office:value-type="string" office:value="probably, perhaps">
            <text:p>probably, perhap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多分家で寝ています。">
            <text:p>彼女は多分家で寝ています。</text:p>
          </table:table-cell>
          <table:table-cell office:value-type="string" office:value="かのじょ は たぶん いえ で ねて います。">
            <text:p>かのじょ は たぶん いえ で ねて います。</text:p>
          </table:table-cell>
          <table:table-cell office:value-type="string" office:value="She's probably sleeping at home.">
            <text:p>She's probably sleeping at home.</text:p>
          </table:table-cell>
          <table:table-cell office:value-type="string" office:value="彼は多分、来ないと思います。">
            <text:p>彼は多分、来ないと思います。</text:p>
          </table:table-cell>
          <table:table-cell office:value-type="string" office:value="かれ は たぶん、 こない と おもいます。">
            <text:p>かれ は たぶん、 こない と おもいます。</text:p>
          </table:table-cell>
          <table:table-cell office:value-type="string" office:value="He's probably not coming.">
            <text:p>He's probably not com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計">
            <text:p>時計</text:p>
          </table:table-cell>
          <table:table-cell office:value-type="string" office:value="とけい">
            <text:p>とけい</text:p>
          </table:table-cell>
          <table:table-cell office:value-type="string" office:value="clock, watch">
            <text:p>clock, wat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時計を見たらちょうど3時だった。">
            <text:p>時計を見たらちょうど3時だった。</text:p>
          </table:table-cell>
          <table:table-cell office:value-type="string" office:value="とけい を みたら ちょうど 3 じ だった。">
            <text:p>とけい を みたら ちょうど 3 じ だった。</text:p>
          </table:table-cell>
          <table:table-cell office:value-type="string" office:value="It was exactly three when I looked at the clock.">
            <text:p>It was exactly three when I looked at the clock.</text:p>
          </table:table-cell>
          <table:table-cell office:value-type="string" office:value="あの家には時計が八つあります。">
            <text:p>あの家には時計が八つあります。</text:p>
          </table:table-cell>
          <table:table-cell office:value-type="string" office:value="あの いえ に は とけい が やっつ あります。">
            <text:p>あの いえ に は とけい が やっつ あります。</text:p>
          </table:table-cell>
          <table:table-cell office:value-type="string" office:value="There are eight clocks in that house.">
            <text:p>There are eight clocks in that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泊まる">
            <text:p>泊まる</text:p>
          </table:table-cell>
          <table:table-cell office:value-type="string" office:value="とまる">
            <text:p>とまる</text:p>
          </table:table-cell>
          <table:table-cell office:value-type="string" office:value="stay overnight">
            <text:p>stay overnigh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このホテルに泊まります。">
            <text:p>今日はこのホテルに泊まります。</text:p>
          </table:table-cell>
          <table:table-cell office:value-type="string" office:value="きょう は この ホテル に とまります。">
            <text:p>きょう は この ホテル に とまります。</text:p>
          </table:table-cell>
          <table:table-cell office:value-type="string" office:value="I'm staying at this hotel today.">
            <text:p>I'm staying at this hotel today.</text:p>
          </table:table-cell>
          <table:table-cell office:value-type="string" office:value="私は友達の所に泊まった。">
            <text:p>私は友達の所に泊まった。</text:p>
          </table:table-cell>
          <table:table-cell office:value-type="string" office:value="わたし は ともだち の ところ に とまった。">
            <text:p>わたし は ともだち の ところ に とまった。</text:p>
          </table:table-cell>
          <table:table-cell office:value-type="string" office:value="I stayed at my friend's place for the night.">
            <text:p>I stayed at my friend's place for the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して">
            <text:p>どうして</text:p>
          </table:table-cell>
          <table:table-cell office:value-type="string" office:value="どうして">
            <text:p>どうして</text:p>
          </table:table-cell>
          <table:table-cell office:value-type="string" office:value="how come">
            <text:p>how come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どうして泣いているの。">
            <text:p>どうして泣いているの。</text:p>
          </table:table-cell>
          <table:table-cell office:value-type="string" office:value="どうして ないて いる の。">
            <text:p>どうして ないて いる の。</text:p>
          </table:table-cell>
          <table:table-cell office:value-type="string" office:value="How come you are crying?">
            <text:p>How come you are crying?</text:p>
          </table:table-cell>
          <table:table-cell office:value-type="string" office:value="あなたはどうして人の話を聞かないんですか。">
            <text:p>あなたはどうして人の話を聞かないんですか。</text:p>
          </table:table-cell>
          <table:table-cell office:value-type="string" office:value="あなた は どうして ひと の はなし を きかない ん です か。">
            <text:p>あなた は どうして ひと の はなし を きかない ん です か。</text:p>
          </table:table-cell>
          <table:table-cell office:value-type="string" office:value="How come you don't listen to what people say.">
            <text:p>How come you don't listen to what people s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掛ける">
            <text:p>掛ける</text:p>
          </table:table-cell>
          <table:table-cell office:value-type="string" office:value="かける">
            <text:p>かける</text:p>
          </table:table-cell>
          <table:table-cell office:value-type="string" office:value="hang, put on">
            <text:p>hang, put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夫の服をハンガーに掛けた。">
            <text:p>夫の服をハンガーに掛けた。</text:p>
          </table:table-cell>
          <table:table-cell office:value-type="string" office:value="おっと の ふく を ハンガー に かけた。">
            <text:p>おっと の ふく を ハンガー に かけた。</text:p>
          </table:table-cell>
          <table:table-cell office:value-type="string" office:value="I put my husband's clothes on a hanger.">
            <text:p>I put my husband's clothes on a hanger.</text:p>
          </table:table-cell>
          <table:table-cell office:value-type="string" office:value="本にカバーを掛けました。">
            <text:p>本にカバーを掛けました。</text:p>
          </table:table-cell>
          <table:table-cell office:value-type="string" office:value="ほん に カバー を かけました。">
            <text:p>ほん に カバー を かけました。</text:p>
          </table:table-cell>
          <table:table-cell office:value-type="string" office:value="I put a cover on the book.">
            <text:p>I put a cover on th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曲がる">
            <text:p>曲がる</text:p>
          </table:table-cell>
          <table:table-cell office:value-type="string" office:value="まがる">
            <text:p>まがる</text:p>
          </table:table-cell>
          <table:table-cell office:value-type="string" office:value="make a turn, turn">
            <text:p>make a turn, tur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こを左に曲がってください。">
            <text:p>そこを左に曲がってください。</text:p>
          </table:table-cell>
          <table:table-cell office:value-type="string" office:value="そこ を ひだり に まがって ください。">
            <text:p>そこ を ひだり に まがって ください。</text:p>
          </table:table-cell>
          <table:table-cell office:value-type="string" office:value="Please turn left there.">
            <text:p>Please turn left there.</text:p>
          </table:table-cell>
          <table:table-cell office:value-type="string" office:value="次の角で左に曲がってください。">
            <text:p>次の角で左に曲がってください。</text:p>
          </table:table-cell>
          <table:table-cell office:value-type="string" office:value="つぎ の かど で ひだり に まがって ください。">
            <text:p>つぎ の かど で ひだり に まがって ください。</text:p>
          </table:table-cell>
          <table:table-cell office:value-type="string" office:value="Please turn left at the next corner.">
            <text:p>Please turn left at the next cor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腹">
            <text:p>お腹</text:p>
          </table:table-cell>
          <table:table-cell office:value-type="string" office:value="おなか">
            <text:p>おなか</text:p>
          </table:table-cell>
          <table:table-cell office:value-type="string" office:value="stomach, belly">
            <text:p>stomach, bel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腹が空きました。">
            <text:p>お腹が空きました。</text:p>
          </table:table-cell>
          <table:table-cell office:value-type="string" office:value="おなか が すきました。">
            <text:p>おなか が すきました。</text:p>
          </table:table-cell>
          <table:table-cell office:value-type="string" office:value="I'm hungry.">
            <text:p>I'm hungry.</text:p>
          </table:table-cell>
          <table:table-cell office:value-type="string" office:value="お腹がすごく痛いです。">
            <text:p>お腹がすごく痛いです。</text:p>
          </table:table-cell>
          <table:table-cell office:value-type="string" office:value="おなか が すごく いたい です。">
            <text:p>おなか が すごく いたい です。</text:p>
          </table:table-cell>
          <table:table-cell office:value-type="string" office:value="My stomach hurts a lot.">
            <text:p>My stomach hurts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ミーティング">
            <text:p>ミーティング</text:p>
          </table:table-cell>
          <table:table-cell office:value-type="string" office:value="ミーティング">
            <text:p>ミーティング</text:p>
          </table:table-cell>
          <table:table-cell office:value-type="string" office:value="meeting (loan word)">
            <text:p>meeting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9時からミーティングが始まった。">
            <text:p>朝9時からミーティングが始まった。</text:p>
          </table:table-cell>
          <table:table-cell office:value-type="string" office:value="あさ 9 じ から ミーティング が はじまった。">
            <text:p>あさ 9 じ から ミーティング が はじまった。</text:p>
          </table:table-cell>
          <table:table-cell office:value-type="string" office:value="The meeting started at 9 a.m.">
            <text:p>The meeting started at 9 a.m.</text:p>
          </table:table-cell>
          <table:table-cell office:value-type="string" office:value="ミーティングは2時からです。">
            <text:p>ミーティングは2時からです。</text:p>
          </table:table-cell>
          <table:table-cell office:value-type="string" office:value="ミーティング は 2 じ から です。">
            <text:p>ミーティング は 2 じ から です。</text:p>
          </table:table-cell>
          <table:table-cell office:value-type="string" office:value="The meeting starts at two o'clock.">
            <text:p>The meeting starts at two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嫌い">
            <text:p>嫌い</text:p>
          </table:table-cell>
          <table:table-cell office:value-type="string" office:value="きらい">
            <text:p>きらい</text:p>
          </table:table-cell>
          <table:table-cell office:value-type="string" office:value="hate, dislike">
            <text:p>hate, dislik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タバコが嫌いです。">
            <text:p>私はタバコが嫌いです。</text:p>
          </table:table-cell>
          <table:table-cell office:value-type="string" office:value="わたし は タバコ が きらい です。">
            <text:p>わたし は タバコ が きらい です。</text:p>
          </table:table-cell>
          <table:table-cell office:value-type="string" office:value="I hate cigarettes.">
            <text:p>I hate cigarettes.</text:p>
          </table:table-cell>
          <table:table-cell office:value-type="string" office:value="私はにんじんが嫌いだ。">
            <text:p>私はにんじんが嫌いだ。</text:p>
          </table:table-cell>
          <table:table-cell office:value-type="string" office:value="わたし は にんじん が きらい だ。">
            <text:p>わたし は にんじん が きらい だ。</text:p>
          </table:table-cell>
          <table:table-cell office:value-type="string" office:value="I hate carrots.">
            <text:p>I hate carro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曜日">
            <text:p>金曜日</text:p>
          </table:table-cell>
          <table:table-cell office:value-type="string" office:value="きんようび">
            <text:p>きんようび</text:p>
          </table:table-cell>
          <table:table-cell office:value-type="string" office:value="Friday">
            <text:p>Fri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金曜日の夜は友達と出かけます。">
            <text:p>金曜日の夜は友達と出かけます。</text:p>
          </table:table-cell>
          <table:table-cell office:value-type="string" office:value="きんようび の よる は ともだち と でかけます。">
            <text:p>きんようび の よる は ともだち と でかけます。</text:p>
          </table:table-cell>
          <table:table-cell office:value-type="string" office:value="I go out with my friends on Friday nights.">
            <text:p>I go out with my friends on Friday nights.</text:p>
          </table:table-cell>
          <table:table-cell office:value-type="string" office:value="私は１週間で金曜日がいちばん好きです。">
            <text:p>私は１週間で金曜日がいちばん好きです。</text:p>
          </table:table-cell>
          <table:table-cell office:value-type="string" office:value="わたし は １ しゅうかん で きんようび が いちばん すき です。">
            <text:p>わたし は １ しゅうかん で きんようび が いちばん すき です。</text:p>
          </table:table-cell>
          <table:table-cell office:value-type="string" office:value="Friday is my favorite day of the week.">
            <text:p>Friday is my favorite day of the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る">
            <text:p>要る</text:p>
          </table:table-cell>
          <table:table-cell office:value-type="string" office:value="いる">
            <text:p>いる</text:p>
          </table:table-cell>
          <table:table-cell office:value-type="string" office:value="need, require">
            <text:p>need, requi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予約は要りません。">
            <text:p>予約は要りません。</text:p>
          </table:table-cell>
          <table:table-cell office:value-type="string" office:value="よやく は いりません。">
            <text:p>よやく は いりません。</text:p>
          </table:table-cell>
          <table:table-cell office:value-type="string" office:value="Reservations are not required.">
            <text:p>Reservations are not required.</text:p>
          </table:table-cell>
          <table:table-cell office:value-type="string" office:value="袋は要りません。">
            <text:p>袋は要りません。</text:p>
          </table:table-cell>
          <table:table-cell office:value-type="string" office:value="ふくろ は いりません。">
            <text:p>ふくろ は いりません。</text:p>
          </table:table-cell>
          <table:table-cell office:value-type="string" office:value="I don't need a bag.">
            <text:p>I don't need a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い">
            <text:p>無い</text:p>
          </table:table-cell>
          <table:table-cell office:value-type="string" office:value="ない">
            <text:p>ない</text:p>
          </table:table-cell>
          <table:table-cell office:value-type="string" office:value="to not be">
            <text:p>to not b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こには何も無い。">
            <text:p>ここには何も無い。</text:p>
          </table:table-cell>
          <table:table-cell office:value-type="string" office:value="ここ に は なに も ない。">
            <text:p>ここ に は なに も ない。</text:p>
          </table:table-cell>
          <table:table-cell office:value-type="string" office:value="There's nothing here.">
            <text:p>There's nothing here.</text:p>
          </table:table-cell>
          <table:table-cell office:value-type="string" office:value="私はお金が無いので家にいます。">
            <text:p>私はお金が無いので家にいます。</text:p>
          </table:table-cell>
          <table:table-cell office:value-type="string" office:value="わたし は おかね が ない ので いえ に います。">
            <text:p>わたし は おかね が ない ので いえ に います。</text:p>
          </table:table-cell>
          <table:table-cell office:value-type="string" office:value="I don't have money, so I'll stay home.">
            <text:p>I don't have money, so I'll stay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黄色い">
            <text:p>黄色い</text:p>
          </table:table-cell>
          <table:table-cell office:value-type="string" office:value="きいろい">
            <text:p>きいろい</text:p>
          </table:table-cell>
          <table:table-cell office:value-type="string" office:value="yellow">
            <text:p>yellow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に黄色いバラを買いました。">
            <text:p>彼女に黄色いバラを買いました。</text:p>
          </table:table-cell>
          <table:table-cell office:value-type="string" office:value="かのじょ に きいろい バラ を かいました。">
            <text:p>かのじょ に きいろい バラ を かいました。</text:p>
          </table:table-cell>
          <table:table-cell office:value-type="string" office:value="I bought her a yellow rose.">
            <text:p>I bought her a yellow rose.</text:p>
          </table:table-cell>
          <table:table-cell office:value-type="string" office:value="私は黄色いTシャツを買いました。">
            <text:p>私は黄色いTシャツを買いました。</text:p>
          </table:table-cell>
          <table:table-cell office:value-type="string" office:value="わたし は きいろい ティーシャツ を かいました。">
            <text:p>わたし は きいろい ティーシャツ を かいました。</text:p>
          </table:table-cell>
          <table:table-cell office:value-type="string" office:value="I bought a yellow T-shirt.">
            <text:p>I bought a yellow T-shi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邪">
            <text:p>風邪</text:p>
          </table:table-cell>
          <table:table-cell office:value-type="string" office:value="かぜ">
            <text:p>かぜ</text:p>
          </table:table-cell>
          <table:table-cell office:value-type="string" office:value="cold (illness)">
            <text:p>cold (illnes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風邪をひきました。">
            <text:p>私は風邪をひきました。</text:p>
          </table:table-cell>
          <table:table-cell office:value-type="string" office:value="わたし は かぜ を ひきました 。">
            <text:p>わたし は かぜ を ひきました 。</text:p>
          </table:table-cell>
          <table:table-cell office:value-type="string" office:value="I caught a cold.">
            <text:p>I caught a cold.</text:p>
          </table:table-cell>
          <table:table-cell office:value-type="string" office:value="早く風邪を治してください。">
            <text:p>早く風邪を治してください。</text:p>
          </table:table-cell>
          <table:table-cell office:value-type="string" office:value="はやく かぜ を なおして ください。">
            <text:p>はやく かぜ を なおして ください。</text:p>
          </table:table-cell>
          <table:table-cell office:value-type="string" office:value="I hope your cold gets better soon.">
            <text:p>I hope your cold gets better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優しい">
            <text:p>優しい</text:p>
          </table:table-cell>
          <table:table-cell office:value-type="string" office:value="やさしい">
            <text:p>やさしい</text:p>
          </table:table-cell>
          <table:table-cell office:value-type="string" office:value="gentle, kind">
            <text:p>gentle, kin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とても優しい人です。">
            <text:p>彼はとても優しい人です。</text:p>
          </table:table-cell>
          <table:table-cell office:value-type="string" office:value="かれ は とても やさしい ひと です。">
            <text:p>かれ は とても やさしい ひと です。</text:p>
          </table:table-cell>
          <table:table-cell office:value-type="string" office:value="He's a very kind person.">
            <text:p>He's a very kind person.</text:p>
          </table:table-cell>
          <table:table-cell office:value-type="string" office:value="私のお父さんはとても優しいです。">
            <text:p>私のお父さんはとても優しいです。</text:p>
          </table:table-cell>
          <table:table-cell office:value-type="string" office:value="わたし の おとうさん は とても やさしい です。">
            <text:p>わたし の おとうさん は とても やさしい です。</text:p>
          </table:table-cell>
          <table:table-cell office:value-type="string" office:value="My father is very gentle.">
            <text:p>My father is very gen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晴れる">
            <text:p>晴れる</text:p>
          </table:table-cell>
          <table:table-cell office:value-type="string" office:value="はれる">
            <text:p>はれる</text:p>
          </table:table-cell>
          <table:table-cell office:value-type="string" office:value="be sunny, clear up">
            <text:p>be sunny, clear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は晴れるといいですね。">
            <text:p>明日は晴れるといいですね。</text:p>
          </table:table-cell>
          <table:table-cell office:value-type="string" office:value="あした は はれる と いい です ね。">
            <text:p>あした は はれる と いい です ね。</text:p>
          </table:table-cell>
          <table:table-cell office:value-type="string" office:value="I hope it'll be sunny tomorrow.">
            <text:p>I hope it'll be sunny tomorrow.</text:p>
          </table:table-cell>
          <table:table-cell office:value-type="string" office:value="今日はよく晴れましたね。">
            <text:p>今日はよく晴れましたね。</text:p>
          </table:table-cell>
          <table:table-cell office:value-type="string" office:value="きょう は よく はれました ね。">
            <text:p>きょう は よく はれました ね。</text:p>
          </table:table-cell>
          <table:table-cell office:value-type="string" office:value="It's been very sunny today.">
            <text:p>It's been very sunn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汚い">
            <text:p>汚い</text:p>
          </table:table-cell>
          <table:table-cell office:value-type="string" office:value="きたない">
            <text:p>きたない</text:p>
          </table:table-cell>
          <table:table-cell office:value-type="string" office:value="dirty">
            <text:p>dirt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部屋はとても汚い。">
            <text:p>彼の部屋はとても汚い。</text:p>
          </table:table-cell>
          <table:table-cell office:value-type="string" office:value="かれ の へや は とても きたない。">
            <text:p>かれ の へや は とても きたない。</text:p>
          </table:table-cell>
          <table:table-cell office:value-type="string" office:value="His room is very dirty.">
            <text:p>His room is very dirty.</text:p>
          </table:table-cell>
          <table:table-cell office:value-type="string" office:value="汚い言葉は使わないでください。">
            <text:p>汚い言葉は使わないでください。</text:p>
          </table:table-cell>
          <table:table-cell office:value-type="string" office:value="きたない ことば は つかわないで ください。">
            <text:p>きたない ことば は つかわないで ください。</text:p>
          </table:table-cell>
          <table:table-cell office:value-type="string" office:value="Please don't use dirty words.">
            <text:p>Please don't use dirty w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茶色">
            <text:p>茶色</text:p>
          </table:table-cell>
          <table:table-cell office:value-type="string" office:value="ちゃいろ">
            <text:p>ちゃいろ</text:p>
          </table:table-cell>
          <table:table-cell office:value-type="string" office:value="brown">
            <text:p>brow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茶色の靴を履いています。">
            <text:p>彼女は茶色の靴を履いています。</text:p>
          </table:table-cell>
          <table:table-cell office:value-type="string" office:value="かのじょ は ちゃいろ の くつ を はいて います。">
            <text:p>かのじょ は ちゃいろ の くつ を はいて います。</text:p>
          </table:table-cell>
          <table:table-cell office:value-type="string" office:value="She's wearing brown shoes.">
            <text:p>She's wearing brown shoes.</text:p>
          </table:table-cell>
          <table:table-cell office:value-type="string" office:value="その茶色のかばんが私のです。">
            <text:p>その茶色のかばんが私のです。</text:p>
          </table:table-cell>
          <table:table-cell office:value-type="string" office:value="その ちゃいろ の かばん が わたし の です。">
            <text:p>その ちゃいろ の かばん が わたし の です。</text:p>
          </table:table-cell>
          <table:table-cell office:value-type="string" office:value="The brown bag is mine.">
            <text:p>The brown bag is m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く">
            <text:p>空く</text:p>
          </table:table-cell>
          <table:table-cell office:value-type="string" office:value="すく">
            <text:p>すく</text:p>
          </table:table-cell>
          <table:table-cell office:value-type="string" office:value="be empty, become less crowded">
            <text:p>be empty, become less crowd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レストランは空いていました。">
            <text:p>レストランは空いていました。</text:p>
          </table:table-cell>
          <table:table-cell office:value-type="string" office:value="レストラン は すいて いました。">
            <text:p>レストラン は すいて いました。</text:p>
          </table:table-cell>
          <table:table-cell office:value-type="string" office:value="There weren't many people at the restaurant.">
            <text:p>There weren't many people at the restaurant.</text:p>
          </table:table-cell>
          <table:table-cell office:value-type="string" office:value="お腹が空きました。">
            <text:p>お腹が空きました。</text:p>
          </table:table-cell>
          <table:table-cell office:value-type="string" office:value="おなか が すきました。">
            <text:p>おなか が すきました。</text:p>
          </table:table-cell>
          <table:table-cell office:value-type="string" office:value="My stomach has become empty (=I'm hungry).">
            <text:p>My stomach has become empty (=I'm hungry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る">
            <text:p>上る</text:p>
          </table:table-cell>
          <table:table-cell office:value-type="string" office:value="のぼる">
            <text:p>のぼる</text:p>
          </table:table-cell>
          <table:table-cell office:value-type="string" office:value="go up, climb">
            <text:p>go up, climb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ネコが屋根に上っている。">
            <text:p>ネコが屋根に上っている。</text:p>
          </table:table-cell>
          <table:table-cell office:value-type="string" office:value="ネコ が やね に のぼって いる。">
            <text:p>ネコ が やね に のぼって いる。</text:p>
          </table:table-cell>
          <table:table-cell office:value-type="string" office:value="The cat's up on the roof.">
            <text:p>The cat's up on the roof.</text:p>
          </table:table-cell>
          <table:table-cell office:value-type="string" office:value="日は東から上ります。">
            <text:p>日は東から上ります。</text:p>
          </table:table-cell>
          <table:table-cell office:value-type="string" office:value="ひ は ひがし から のぼります。">
            <text:p>ひ は ひがし から のぼります。</text:p>
          </table:table-cell>
          <table:table-cell office:value-type="string" office:value="The sun rises in the east.">
            <text:p>The sun rises in the e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飯">
            <text:p>ご飯</text:p>
          </table:table-cell>
          <table:table-cell office:value-type="string" office:value="ごはん">
            <text:p>ごはん</text:p>
          </table:table-cell>
          <table:table-cell office:value-type="string" office:value="meal, cooked rice">
            <text:p>meal, cooked r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パンよりご飯が好きだ。">
            <text:p>私はパンよりご飯が好きだ。</text:p>
          </table:table-cell>
          <table:table-cell office:value-type="string" office:value="わたし は パン より ごはん が すき だ。">
            <text:p>わたし は パン より ごはん が すき だ。</text:p>
          </table:table-cell>
          <table:table-cell office:value-type="string" office:value="I prefer rice to bread.">
            <text:p>I prefer rice to bread.</text:p>
          </table:table-cell>
          <table:table-cell office:value-type="string" office:value="私は納豆でご飯を3杯食べました。">
            <text:p>私は納豆でご飯を3杯食べました。</text:p>
          </table:table-cell>
          <table:table-cell office:value-type="string" office:value="わたし は なっとう で ごはん を 3 ばい たべました。">
            <text:p>わたし は なっとう で ごはん を 3 ばい たべました。</text:p>
          </table:table-cell>
          <table:table-cell office:value-type="string" office:value="I had three bowls of cooked rice with natto.">
            <text:p>I had three bowls of cooked rice with nat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">
            <text:p>日</text:p>
          </table:table-cell>
          <table:table-cell office:value-type="string" office:value="にち">
            <text:p>にち</text:p>
          </table:table-cell>
          <table:table-cell office:value-type="string" office:value="counter for days">
            <text:p>counter for day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先月11日に結婚しました。">
            <text:p>私たちは先月11日に結婚しました。</text:p>
          </table:table-cell>
          <table:table-cell office:value-type="string" office:value="わたし たち は せんげつ 11 にち に けっこん しました。">
            <text:p>わたし たち は せんげつ 11 にち に けっこん しました。</text:p>
          </table:table-cell>
          <table:table-cell office:value-type="string" office:value="We got married on the 11th last month.">
            <text:p>We got married on the 11th last month.</text:p>
          </table:table-cell>
          <table:table-cell office:value-type="string" office:value="彼女の誕生日は7月16日です。">
            <text:p>彼女の誕生日は7月16日です。</text:p>
          </table:table-cell>
          <table:table-cell office:value-type="string" office:value="かのじょ の たんじょうび は 7 がつ 16 にち です。">
            <text:p>かのじょ の たんじょうび は 7 がつ 16 にち です。</text:p>
          </table:table-cell>
          <table:table-cell office:value-type="string" office:value="Her birthday is July 16th.">
            <text:p>Her birthday is July 16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髪の毛">
            <text:p>髪の毛</text:p>
          </table:table-cell>
          <table:table-cell office:value-type="string" office:value="かみのけ">
            <text:p>かみのけ</text:p>
          </table:table-cell>
          <table:table-cell office:value-type="string" office:value="hair, each single hair">
            <text:p>hair, each single hai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パスタに髪の毛が入っていました。">
            <text:p>パスタに髪の毛が入っていました。</text:p>
          </table:table-cell>
          <table:table-cell office:value-type="string" office:value="パスタ に かみのけ が はいって いました。">
            <text:p>パスタ に かみのけ が はいって いました。</text:p>
          </table:table-cell>
          <table:table-cell office:value-type="string" office:value="There was a hair in my pasta.">
            <text:p>There was a hair in my pasta.</text:p>
          </table:table-cell>
          <table:table-cell office:value-type="string" office:value="彼の部屋に長い髪の毛が落ちていました。">
            <text:p>彼の部屋に長い髪の毛が落ちていました。</text:p>
          </table:table-cell>
          <table:table-cell office:value-type="string" office:value="かれ の へや に ながい かみのけ が おちて いました。">
            <text:p>かれ の へや に ながい かみのけ が おちて いました。</text:p>
          </table:table-cell>
          <table:table-cell office:value-type="string" office:value="There was a long strand of hair in his room.">
            <text:p>There was a long strand of hair in his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ける">
            <text:p>つける</text:p>
          </table:table-cell>
          <table:table-cell office:value-type="string" office:value="つける">
            <text:p>つける</text:p>
          </table:table-cell>
          <table:table-cell office:value-type="string" office:value="switch on, turn on">
            <text:p>switch on, turn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気をつけてください。">
            <text:p>電気をつけてください。</text:p>
          </table:table-cell>
          <table:table-cell office:value-type="string" office:value="でんき を つけて ください。">
            <text:p>でんき を つけて ください。</text:p>
          </table:table-cell>
          <table:table-cell office:value-type="string" office:value="Please turn on the light.">
            <text:p>Please turn on the light.</text:p>
          </table:table-cell>
          <table:table-cell office:value-type="string" office:value="暑いのでクーラーをつけました。">
            <text:p>暑いのでクーラーをつけました。</text:p>
          </table:table-cell>
          <table:table-cell office:value-type="string" office:value="あつい ので クーラー を つけました。">
            <text:p>あつい ので クーラー を つけました。</text:p>
          </table:table-cell>
          <table:table-cell office:value-type="string" office:value="I turned on the air conditioning because it was hot.">
            <text:p>I turned on the air conditioning because it was h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曜日">
            <text:p>月曜日</text:p>
          </table:table-cell>
          <table:table-cell office:value-type="string" office:value="げつようび">
            <text:p>げつようび</text:p>
          </table:table-cell>
          <table:table-cell office:value-type="string" office:value="Monday">
            <text:p>Mon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月曜日に会いましょう。">
            <text:p>月曜日に会いましょう。</text:p>
          </table:table-cell>
          <table:table-cell office:value-type="string" office:value="げつようび に あいましょう。">
            <text:p>げつようび に あいましょう。</text:p>
          </table:table-cell>
          <table:table-cell office:value-type="string" office:value="Let's meet on Monday.">
            <text:p>Let's meet on Monday.</text:p>
          </table:table-cell>
          <table:table-cell office:value-type="string" office:value="私は１週間で月曜日がいちばん嫌いです。">
            <text:p>私は１週間で月曜日がいちばん嫌いです。</text:p>
          </table:table-cell>
          <table:table-cell office:value-type="string" office:value="わたし は １ しゅうかん で げつようび が いちばん きらい です。">
            <text:p>わたし は １ しゅうかん で げつようび が いちばん きらい です。</text:p>
          </table:table-cell>
          <table:table-cell office:value-type="string" office:value="Monday is my least favorite day of the week.">
            <text:p>Monday is my least favorite day of the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る">
            <text:p>入る</text:p>
          </table:table-cell>
          <table:table-cell office:value-type="string" office:value="はいる">
            <text:p>はいる</text:p>
          </table:table-cell>
          <table:table-cell office:value-type="string" office:value="enter">
            <text:p>ent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寒いので中に入ってください。">
            <text:p>寒いので中に入ってください。</text:p>
          </table:table-cell>
          <table:table-cell office:value-type="string" office:value="さむい ので なか に はいって ください。">
            <text:p>さむい ので なか に はいって ください。</text:p>
          </table:table-cell>
          <table:table-cell office:value-type="string" office:value="It's cold, so please come inside.">
            <text:p>It's cold, so please come inside.</text:p>
          </table:table-cell>
          <table:table-cell office:value-type="string" office:value="入る時はドアをノックしてください。">
            <text:p>入る時はドアをノックしてください。</text:p>
          </table:table-cell>
          <table:table-cell office:value-type="string" office:value="はいる とき は ドア を ノック して ください。">
            <text:p>はいる とき は ドア を ノック して ください。</text:p>
          </table:table-cell>
          <table:table-cell office:value-type="string" office:value="Please knock before entering.">
            <text:p>Please knock before ent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タカナ">
            <text:p>カタカナ</text:p>
          </table:table-cell>
          <table:table-cell office:value-type="string" office:value="カタカナ">
            <text:p>カタカナ</text:p>
          </table:table-cell>
          <table:table-cell office:value-type="string" office:value="katakana">
            <text:p>katakan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名前をカタカナで書いてください。">
            <text:p>お名前をカタカナで書いてください。</text:p>
          </table:table-cell>
          <table:table-cell office:value-type="string" office:value="おなまえ を カタカナ で かいて ください。">
            <text:p>おなまえ を カタカナ で かいて ください。</text:p>
          </table:table-cell>
          <table:table-cell office:value-type="string" office:value="Please write your name in katakana.">
            <text:p>Please write your name in katakana.</text:p>
          </table:table-cell>
          <table:table-cell office:value-type="string" office:value="日本語にはひらがなとカタカナと漢字があります。">
            <text:p>日本語にはひらがなとカタカナと漢字があります。</text:p>
          </table:table-cell>
          <table:table-cell office:value-type="string" office:value="にほんご に は ひらがな と カタカナ と かんじ が あります。">
            <text:p>にほんご に は ひらがな と カタカナ と かんじ が あります。</text:p>
          </table:table-cell>
          <table:table-cell office:value-type="string" office:value="In Japanese, there are hiragana, katakana and kanji.">
            <text:p>In Japanese, there are hiragana, katakana and kanj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週">
            <text:p>今週</text:p>
          </table:table-cell>
          <table:table-cell office:value-type="string" office:value="こんしゅう">
            <text:p>こんしゅう</text:p>
          </table:table-cell>
          <table:table-cell office:value-type="string" office:value="this week">
            <text:p>this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週は日本語のテストがあります。">
            <text:p>今週は日本語のテストがあります。</text:p>
          </table:table-cell>
          <table:table-cell office:value-type="string" office:value="こんしゅう は にほん ご の テスト が あります。">
            <text:p>こんしゅう は にほん ご の テスト が あります。</text:p>
          </table:table-cell>
          <table:table-cell office:value-type="string" office:value="We have a Japanese test this week.">
            <text:p>We have a Japanese test this week.</text:p>
          </table:table-cell>
          <table:table-cell office:value-type="string" office:value="私は今週はあまり忙しくありません。">
            <text:p>私は今週はあまり忙しくありません。</text:p>
          </table:table-cell>
          <table:table-cell office:value-type="string" office:value="わたし は こんしゅう は あまり いそがしく ありません。">
            <text:p>わたし は こんしゅう は あまり いそがしく ありません。</text:p>
          </table:table-cell>
          <table:table-cell office:value-type="string" office:value="I'm not very busy this week.">
            <text:p>I'm not very busy this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く">
            <text:p>開く</text:p>
          </table:table-cell>
          <table:table-cell office:value-type="string" office:value="ひらく">
            <text:p>ひらく</text:p>
          </table:table-cell>
          <table:table-cell office:value-type="string" office:value="open (books, eyes, etc.)">
            <text:p>open (books, eyes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32ページを開いてください。">
            <text:p>32ページを開いてください。</text:p>
          </table:table-cell>
          <table:table-cell office:value-type="string" office:value="32 ページ を ひらいて ください。">
            <text:p>32 ページ を ひらいて ください。</text:p>
          </table:table-cell>
          <table:table-cell office:value-type="string" office:value="Please open to page 32.">
            <text:p>Please open to page 32.</text:p>
          </table:table-cell>
          <table:table-cell office:value-type="string" office:value="ノートを開いてください。">
            <text:p>ノートを開いてください。</text:p>
          </table:table-cell>
          <table:table-cell office:value-type="string" office:value="ノート を ひらいて ください。">
            <text:p>ノート を ひらいて ください。</text:p>
          </table:table-cell>
          <table:table-cell office:value-type="string" office:value="Please open your notebook.">
            <text:p>Please open your note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">
            <text:p>水</text:p>
          </table:table-cell>
          <table:table-cell office:value-type="string" office:value="みず">
            <text:p>みず</text:p>
          </table:table-cell>
          <table:table-cell office:value-type="string" office:value="water">
            <text:p>wa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を一杯ください。">
            <text:p>水を一杯ください。</text:p>
          </table:table-cell>
          <table:table-cell office:value-type="string" office:value="みず を いっぱい ください。">
            <text:p>みず を いっぱい ください。</text:p>
          </table:table-cell>
          <table:table-cell office:value-type="string" office:value="Please give me a glass of water.">
            <text:p>Please give me a glass of water.</text:p>
          </table:table-cell>
          <table:table-cell office:value-type="string" office:value="水を持って行きましょう。">
            <text:p>水を持って行きましょう。</text:p>
          </table:table-cell>
          <table:table-cell office:value-type="string" office:value="みず を もって いきましょう。">
            <text:p>みず を もって いきましょう。</text:p>
          </table:table-cell>
          <table:table-cell office:value-type="string" office:value="Let's take some water with us.">
            <text:p>Let's take some water with 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れ">
            <text:p>あれ</text:p>
          </table:table-cell>
          <table:table-cell office:value-type="string" office:value="あれ">
            <text:p>あれ</text:p>
          </table:table-cell>
          <table:table-cell office:value-type="string" office:value="that (over there)">
            <text:p>that (over ther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あれは何ですか。">
            <text:p>あれは何ですか。</text:p>
          </table:table-cell>
          <table:table-cell office:value-type="string" office:value="あれ は なん です か。">
            <text:p>あれ は なん です か。</text:p>
          </table:table-cell>
          <table:table-cell office:value-type="string" office:value="What's that?">
            <text:p>What's that?</text:p>
          </table:table-cell>
          <table:table-cell office:value-type="string" office:value="あれが東京タワーです。">
            <text:p>あれが東京タワーです。</text:p>
          </table:table-cell>
          <table:table-cell office:value-type="string" office:value="あれ が とうきょう タワー です。">
            <text:p>あれ が とうきょう タワー です。</text:p>
          </table:table-cell>
          <table:table-cell office:value-type="string" office:value="That is the Tokyo Tower.">
            <text:p>That is the Tokyo T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">
            <text:p>二</text:p>
          </table:table-cell>
          <table:table-cell office:value-type="string" office:value="に">
            <text:p>に</text:p>
          </table:table-cell>
          <table:table-cell office:value-type="string" office:value="two">
            <text:p>tw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人には二回会った。">
            <text:p>その人には二回会った。</text:p>
          </table:table-cell>
          <table:table-cell office:value-type="string" office:value="その ひと に は に かい あった。">
            <text:p>その ひと に は に かい あった。</text:p>
          </table:table-cell>
          <table:table-cell office:value-type="string" office:value="I met that person twice.">
            <text:p>I met that person twice.</text:p>
          </table:table-cell>
          <table:table-cell office:value-type="string" office:value="兄は二階にいます。">
            <text:p>兄は二階にいます。</text:p>
          </table:table-cell>
          <table:table-cell office:value-type="string" office:value="あに は に かい に います。">
            <text:p>あに は に かい に います。</text:p>
          </table:table-cell>
          <table:table-cell office:value-type="string" office:value="My elder brother is on the second floor.">
            <text:p>My elder brother is on the second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締める">
            <text:p>締める</text:p>
          </table:table-cell>
          <table:table-cell office:value-type="string" office:value="しめる">
            <text:p>しめる</text:p>
          </table:table-cell>
          <table:table-cell office:value-type="string" office:value="tighten, fasten">
            <text:p>tighten, fast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シートベルトを締めた。">
            <text:p>彼はシートベルトを締めた。</text:p>
          </table:table-cell>
          <table:table-cell office:value-type="string" office:value="かれ は シートベルト を しめた。">
            <text:p>かれ は シートベルト を しめた。</text:p>
          </table:table-cell>
          <table:table-cell office:value-type="string" office:value="He fastened his seatbelt.">
            <text:p>He fastened his seatbelt.</text:p>
          </table:table-cell>
          <table:table-cell office:value-type="string" office:value="彼は最後にネクタイを締めました。">
            <text:p>彼は最後にネクタイを締めました。</text:p>
          </table:table-cell>
          <table:table-cell office:value-type="string" office:value="かれ は さいご に ネクタイ を しめました。">
            <text:p>かれ は さいご に ネクタイ を しめました。</text:p>
          </table:table-cell>
          <table:table-cell office:value-type="string" office:value="Lastly, he tied his tie.">
            <text:p>Lastly, he tied his ti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ずい">
            <text:p>まずい</text:p>
          </table:table-cell>
          <table:table-cell office:value-type="string" office:value="まずい">
            <text:p>まずい</text:p>
          </table:table-cell>
          <table:table-cell office:value-type="string" office:value="bad (taste), distasteful">
            <text:p>bad (taste), distaste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この料理はまずい。">
            <text:p>ここの料理はまずい。</text:p>
          </table:table-cell>
          <table:table-cell office:value-type="string" office:value="ここ の りょうり は まずい。">
            <text:p>ここ の りょうり は まずい。</text:p>
          </table:table-cell>
          <table:table-cell office:value-type="string" office:value="The food here is bad.">
            <text:p>The food here is bad.</text:p>
          </table:table-cell>
          <table:table-cell office:value-type="string" office:value="あの店のラーメンはすごくまずいですよ。">
            <text:p>あの店のラーメンはすごくまずいですよ。</text:p>
          </table:table-cell>
          <table:table-cell office:value-type="string" office:value="あの みせ の ラーメン は すごく まずい です よ。">
            <text:p>あの みせ の ラーメン は すごく まずい です よ。</text:p>
          </table:table-cell>
          <table:table-cell office:value-type="string" office:value="That ramen shop is very bad.">
            <text:p>That ramen shop is very b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仮名">
            <text:p>平仮名</text:p>
          </table:table-cell>
          <table:table-cell office:value-type="string" office:value="ひらがな">
            <text:p>ひらがな</text:p>
          </table:table-cell>
          <table:table-cell office:value-type="string" office:value="hiragana">
            <text:p>hiragan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平仮名を全部読めます。">
            <text:p>私は平仮名を全部読めます。</text:p>
          </table:table-cell>
          <table:table-cell office:value-type="string" office:value="わたし は ひらがな を ぜんぶ よめます。">
            <text:p>わたし は ひらがな を ぜんぶ よめます。</text:p>
          </table:table-cell>
          <table:table-cell office:value-type="string" office:value="I can read all hiragana.">
            <text:p>I can read all hiragana.</text:p>
          </table:table-cell>
          <table:table-cell office:value-type="string" office:value="妹は平仮名を全部覚えました。">
            <text:p>妹は平仮名を全部覚えました。</text:p>
          </table:table-cell>
          <table:table-cell office:value-type="string" office:value="いもうと は ひらがな を ぜんぶ おぼえました。">
            <text:p>いもうと は ひらがな を ぜんぶ おぼえました。</text:p>
          </table:table-cell>
          <table:table-cell office:value-type="string" office:value="My little sister learned all the hiragana.">
            <text:p>My little sister learned all the hiraga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曇る">
            <text:p>曇る</text:p>
          </table:table-cell>
          <table:table-cell office:value-type="string" office:value="くもる">
            <text:p>くもる</text:p>
          </table:table-cell>
          <table:table-cell office:value-type="string" office:value="become cloudy">
            <text:p>become cloud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は昼頃から曇るでしょう。">
            <text:p>明日は昼頃から曇るでしょう。</text:p>
          </table:table-cell>
          <table:table-cell office:value-type="string" office:value="あす は ひる ごろ から くもる でしょう。">
            <text:p>あす は ひる ごろ から くもる でしょう。</text:p>
          </table:table-cell>
          <table:table-cell office:value-type="string" office:value="It'll probably get cloudy around noon tomorrow.">
            <text:p>It'll probably get cloudy around noon tomorrow.</text:p>
          </table:table-cell>
          <table:table-cell office:value-type="string" office:value="今日は朝から空が曇っている。">
            <text:p>今日は朝から空が曇っている。</text:p>
          </table:table-cell>
          <table:table-cell office:value-type="string" office:value="きょう は あさ から そら が くもって いる。">
            <text:p>きょう は あさ から そら が くもって いる。</text:p>
          </table:table-cell>
          <table:table-cell office:value-type="string" office:value="Today, it's been cloudy since morning.">
            <text:p>Today, it's been cloudy sinc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触る">
            <text:p>触る</text:p>
          </table:table-cell>
          <table:table-cell office:value-type="string" office:value="さわる">
            <text:p>さわる</text:p>
          </table:table-cell>
          <table:table-cell office:value-type="string" office:value="touch, feel">
            <text:p>touch, fee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絵に触らないでください。">
            <text:p>絵に触らないでください。</text:p>
          </table:table-cell>
          <table:table-cell office:value-type="string" office:value="え に さわらないで ください。">
            <text:p>え に さわらないで ください。</text:p>
          </table:table-cell>
          <table:table-cell office:value-type="string" office:value="Please don't touch the painting.">
            <text:p>Please don't touch the painting.</text:p>
          </table:table-cell>
          <table:table-cell office:value-type="string" office:value="汚い手で赤ちゃんに触らないで。">
            <text:p>汚い手で赤ちゃんに触らないで。</text:p>
          </table:table-cell>
          <table:table-cell office:value-type="string" office:value="きたない て で あかちゃん に さわらないで。">
            <text:p>きたない て で あかちゃん に さわらないで。</text:p>
          </table:table-cell>
          <table:table-cell office:value-type="string" office:value="Don't touch the baby with your dirty hands.">
            <text:p>Don't touch the baby with your dirty h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駄目">
            <text:p>駄目</text:p>
          </table:table-cell>
          <table:table-cell office:value-type="string" office:value="だめ">
            <text:p>だめ</text:p>
          </table:table-cell>
          <table:table-cell office:value-type="string" office:value="no good">
            <text:p>no goo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駄目な男だ。">
            <text:p>彼は駄目な男だ。</text:p>
          </table:table-cell>
          <table:table-cell office:value-type="string" office:value="かれ は だめな おとこ だ。">
            <text:p>かれ は だめな おとこ だ。</text:p>
          </table:table-cell>
          <table:table-cell office:value-type="string" office:value="He's a loser.">
            <text:p>He's a loser.</text:p>
          </table:table-cell>
          <table:table-cell office:value-type="string" office:value="そんなことしたら駄目だよ。">
            <text:p>そんなことしたら駄目だよ。</text:p>
          </table:table-cell>
          <table:table-cell office:value-type="string" office:value="そんな こと したら だめ だ よ。">
            <text:p>そんな こと したら だめ だ よ。</text:p>
          </table:table-cell>
          <table:table-cell office:value-type="string" office:value="It's not good to do something like that.">
            <text:p>It's not good to do something like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飲み物">
            <text:p>飲み物</text:p>
          </table:table-cell>
          <table:table-cell office:value-type="string" office:value="のみもの">
            <text:p>のみもの</text:p>
          </table:table-cell>
          <table:table-cell office:value-type="string" office:value="beverage, drink">
            <text:p>beverage, drin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何か飲み物が欲しいな。">
            <text:p>何か飲み物が欲しいな。</text:p>
          </table:table-cell>
          <table:table-cell office:value-type="string" office:value="なに か のみもの が ほしい な。">
            <text:p>なに か のみもの が ほしい な。</text:p>
          </table:table-cell>
          <table:table-cell office:value-type="string" office:value="I want something to drink.">
            <text:p>I want something to drink.</text:p>
          </table:table-cell>
          <table:table-cell office:value-type="string" office:value="冷たい飲み物をください。">
            <text:p>冷たい飲み物をください。</text:p>
          </table:table-cell>
          <table:table-cell office:value-type="string" office:value="つめたい のみもの を ください。">
            <text:p>つめたい のみもの を ください。</text:p>
          </table:table-cell>
          <table:table-cell office:value-type="string" office:value="Please give me a cold drink.">
            <text:p>Please give me a cold dri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木曜日">
            <text:p>木曜日</text:p>
          </table:table-cell>
          <table:table-cell office:value-type="string" office:value="もくようび">
            <text:p>もくようび</text:p>
          </table:table-cell>
          <table:table-cell office:value-type="string" office:value="Thursday">
            <text:p>Thurs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木曜日は仕事が休みです。">
            <text:p>木曜日は仕事が休みです。</text:p>
          </table:table-cell>
          <table:table-cell office:value-type="string" office:value="もくようび は しごと が やすみ です。">
            <text:p>もくようび は しごと が やすみ です。</text:p>
          </table:table-cell>
          <table:table-cell office:value-type="string" office:value="I don't have work on Thursday.">
            <text:p>I don't have work on Thursday.</text:p>
          </table:table-cell>
          <table:table-cell office:value-type="string" office:value="木曜日の３時から会社でミーティングがあります。">
            <text:p>木曜日の３時から会社でミーティングがあります。</text:p>
          </table:table-cell>
          <table:table-cell office:value-type="string" office:value="もくようび の ３ じ から かいしゃ で ミーティング が あります。">
            <text:p>もくようび の ３ じ から かいしゃ で ミーティング が あります。</text:p>
          </table:table-cell>
          <table:table-cell office:value-type="string" office:value="We have a meeting at 3 o'clock in the office on Thursday.">
            <text:p>We have a meeting at 3 o'clock in the office on Thurs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曜日">
            <text:p>曜日</text:p>
          </table:table-cell>
          <table:table-cell office:value-type="string" office:value="ようび">
            <text:p>ようび</text:p>
          </table:table-cell>
          <table:table-cell office:value-type="string" office:value="day of the week">
            <text:p>day of the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曜日を間違えました。">
            <text:p>曜日を間違えました。</text:p>
          </table:table-cell>
          <table:table-cell office:value-type="string" office:value="ようび を まちがえました。">
            <text:p>ようび を まちがえました。</text:p>
          </table:table-cell>
          <table:table-cell office:value-type="string" office:value="I got the day of the week wrong.">
            <text:p>I got the day of the week wrong.</text:p>
          </table:table-cell>
          <table:table-cell office:value-type="string" office:value="ミーティングは何曜日ですか。">
            <text:p>ミーティングは何曜日ですか。</text:p>
          </table:table-cell>
          <table:table-cell office:value-type="string" office:value="ミーティング は なん ようび です か。">
            <text:p>ミーティング は なん ようび です か。</text:p>
          </table:table-cell>
          <table:table-cell office:value-type="string" office:value="What day of the week is the meeting (scheduled for)?">
            <text:p>What day of the week is the meeting (scheduled for)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ば">
            <text:p>そば</text:p>
          </table:table-cell>
          <table:table-cell office:value-type="string" office:value="そば">
            <text:p>そば</text:p>
          </table:table-cell>
          <table:table-cell office:value-type="string" office:value="side, vicinity">
            <text:p>side, vicin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ばにいてください。">
            <text:p>そばにいてください。</text:p>
          </table:table-cell>
          <table:table-cell office:value-type="string" office:value="そば に いて ください。">
            <text:p>そば に いて ください。</text:p>
          </table:table-cell>
          <table:table-cell office:value-type="string" office:value="Stay with me.">
            <text:p>Stay with me.</text:p>
          </table:table-cell>
          <table:table-cell office:value-type="string" office:value="駅のそばにある古いお寿司屋さんはおいしいですよ。">
            <text:p>駅のそばにある古いお寿司屋さんはおいしいですよ。</text:p>
          </table:table-cell>
          <table:table-cell office:value-type="string" office:value="えき の そば に ある ふるい おすし や さん は おいしい です よ。">
            <text:p>えき の そば に ある ふるい おすし や さん は おいしい です よ。</text:p>
          </table:table-cell>
          <table:table-cell office:value-type="string" office:value="The old sushi restaurant near the station is good.">
            <text:p>The old sushi restaurant near the station i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っち">
            <text:p>こっち</text:p>
          </table:table-cell>
          <table:table-cell office:value-type="string" office:value="こっち">
            <text:p>こっち</text:p>
          </table:table-cell>
          <table:table-cell office:value-type="string" office:value="here, this way (casual)">
            <text:p>here, this way (casu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こっちに来てください。">
            <text:p>こっちに来てください。</text:p>
          </table:table-cell>
          <table:table-cell office:value-type="string" office:value="こっち に きて ください 。">
            <text:p>こっち に きて ください 。</text:p>
          </table:table-cell>
          <table:table-cell office:value-type="string" office:value="Please come here.">
            <text:p>Please come here.</text:p>
          </table:table-cell>
          <table:table-cell office:value-type="string" office:value="こっちを向いてください。">
            <text:p>こっちを向いてください。</text:p>
          </table:table-cell>
          <table:table-cell office:value-type="string" office:value="こっち を むいて ください。">
            <text:p>こっち を むいて ください。</text:p>
          </table:table-cell>
          <table:table-cell office:value-type="string" office:value="Please turn this way.">
            <text:p>Please turn this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曜日">
            <text:p>火曜日</text:p>
          </table:table-cell>
          <table:table-cell office:value-type="string" office:value="かようび">
            <text:p>かようび</text:p>
          </table:table-cell>
          <table:table-cell office:value-type="string" office:value="Tuesday">
            <text:p>Tues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火曜日に会議があります。">
            <text:p>火曜日に会議があります。</text:p>
          </table:table-cell>
          <table:table-cell office:value-type="string" office:value="かようび に かいぎ が あります。">
            <text:p>かようび に かいぎ が あります。</text:p>
          </table:table-cell>
          <table:table-cell office:value-type="string" office:value="There's a meeting on Tuesday.">
            <text:p>There's a meeting on Tuesday.</text:p>
          </table:table-cell>
          <table:table-cell office:value-type="string" office:value="火曜日は日本語の授業があります。">
            <text:p>火曜日は日本語の授業があります。</text:p>
          </table:table-cell>
          <table:table-cell office:value-type="string" office:value="かようび は にほんご の じゅぎょう が あります。">
            <text:p>かようび は にほんご の じゅぎょう が あります。</text:p>
          </table:table-cell>
          <table:table-cell office:value-type="string" office:value="On Tuesday we have Japanese class.">
            <text:p>On Tuesday we have Japanes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渇く">
            <text:p>渇く</text:p>
          </table:table-cell>
          <table:table-cell office:value-type="string" office:value="かわく">
            <text:p>かわく</text:p>
          </table:table-cell>
          <table:table-cell office:value-type="string" office:value="be thirsty">
            <text:p>be thirst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喉が渇きました。">
            <text:p>喉が渇きました。</text:p>
          </table:table-cell>
          <table:table-cell office:value-type="string" office:value="のど が かわきました。">
            <text:p>のど が かわきました。</text:p>
          </table:table-cell>
          <table:table-cell office:value-type="string" office:value="I'm thirsty.">
            <text:p>I'm thirsty.</text:p>
          </table:table-cell>
          <table:table-cell office:value-type="string" office:value="今日は暑いので、すごく喉が渇きます。">
            <text:p>今日は暑いので、すごく喉が渇きます。</text:p>
          </table:table-cell>
          <table:table-cell office:value-type="string" office:value="きょう は あつい ので、すごく のど が かわきます。">
            <text:p>きょう は あつい ので、すごく のど が かわきます。</text:p>
          </table:table-cell>
          <table:table-cell office:value-type="string" office:value="It's hot today, so I get very thirsty.">
            <text:p>It's hot today, so I get very thirs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">
            <text:p>三</text:p>
          </table:table-cell>
          <table:table-cell office:value-type="string" office:value="さん">
            <text:p>さん</text:p>
          </table:table-cell>
          <table:table-cell office:value-type="string" office:value="three">
            <text:p>thr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三人の子供の母親だ。">
            <text:p>彼女は三人の子供の母親だ。</text:p>
          </table:table-cell>
          <table:table-cell office:value-type="string" office:value="かのじょ は さん にん の こども の ははおや だ。">
            <text:p>かのじょ は さん にん の こども の ははおや だ。</text:p>
          </table:table-cell>
          <table:table-cell office:value-type="string" office:value="She's a mother of three children.">
            <text:p>She's a mother of three children.</text:p>
          </table:table-cell>
          <table:table-cell office:value-type="string" office:value="息子は今、三歳です。">
            <text:p>息子は今、三歳です。</text:p>
          </table:table-cell>
          <table:table-cell office:value-type="string" office:value="むすこ は いま、 さん さい です。">
            <text:p>むすこ は いま、 さん さい です。</text:p>
          </table:table-cell>
          <table:table-cell office:value-type="string" office:value="My son is three years old now.">
            <text:p>My son is three years old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曜日">
            <text:p>水曜日</text:p>
          </table:table-cell>
          <table:table-cell office:value-type="string" office:value="すいようび">
            <text:p>すいようび</text:p>
          </table:table-cell>
          <table:table-cell office:value-type="string" office:value="Wednesday">
            <text:p>Wednes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曜日はバイトがあります。">
            <text:p>水曜日はバイトがあります。</text:p>
          </table:table-cell>
          <table:table-cell office:value-type="string" office:value="すいようび は バイト が あります。">
            <text:p>すいようび は バイト が あります。</text:p>
          </table:table-cell>
          <table:table-cell office:value-type="string" office:value="I work part time on Wednesdays.">
            <text:p>I work part time on Wednesdays.</text:p>
          </table:table-cell>
          <table:table-cell office:value-type="string" office:value="水曜日は１時半に学校が終わります。">
            <text:p>水曜日は１時半に学校が終わります。</text:p>
          </table:table-cell>
          <table:table-cell office:value-type="string" office:value="すいようび は １ じ はん に がっこう が おわります。">
            <text:p>すいようび は １ じ はん に がっこう が おわります。</text:p>
          </table:table-cell>
          <table:table-cell office:value-type="string" office:value="On Wednesdays, school finishes at 1:30 p.m.">
            <text:p>On Wednesdays, school finishes at 1:30 p.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つ">
            <text:p>二つ</text:p>
          </table:table-cell>
          <table:table-cell office:value-type="string" office:value="ふたつ">
            <text:p>ふたつ</text:p>
          </table:table-cell>
          <table:table-cell office:value-type="string" office:value="two (things)">
            <text:p>two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ソフトクリームを二つください。">
            <text:p>ソフトクリームを二つください。</text:p>
          </table:table-cell>
          <table:table-cell office:value-type="string" office:value="ソフトクリーム を ふたつ ください。">
            <text:p>ソフトクリーム を ふたつ ください。</text:p>
          </table:table-cell>
          <table:table-cell office:value-type="string" office:value="Can I get two ice cream cones?">
            <text:p>Can I get two ice cream cones?</text:p>
          </table:table-cell>
          <table:table-cell office:value-type="string" office:value="テーブルの上にケーキが二つあります。">
            <text:p>テーブルの上にケーキが二つあります。</text:p>
          </table:table-cell>
          <table:table-cell office:value-type="string" office:value="テーブル の うえ に ケーキ が ふたつ あります。">
            <text:p>テーブル の うえ に ケーキ が ふたつ あります。</text:p>
          </table:table-cell>
          <table:table-cell office:value-type="string" office:value="There are two pieces of cake on the table.">
            <text:p>There are two pieces of cake on the 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晩">
            <text:p>今晩</text:p>
          </table:table-cell>
          <table:table-cell office:value-type="string" office:value="こんばん">
            <text:p>こんばん</text:p>
          </table:table-cell>
          <table:table-cell office:value-type="string" office:value="this evening, tonight">
            <text:p>this evening, ton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晩のパーティーは何時からですか。">
            <text:p>今晩のパーティーは何時からですか。</text:p>
          </table:table-cell>
          <table:table-cell office:value-type="string" office:value="こんばん の パーティー は なん じ から です か。">
            <text:p>こんばん の パーティー は なん じ から です か。</text:p>
          </table:table-cell>
          <table:table-cell office:value-type="string" office:value="What time does the party start tonight?">
            <text:p>What time does the party start tonight?</text:p>
          </table:table-cell>
          <table:table-cell office:value-type="string" office:value="今晩、飲みに行きませんか。">
            <text:p>今晩、飲みに行きませんか。</text:p>
          </table:table-cell>
          <table:table-cell office:value-type="string" office:value="こんばん、 のみ に いきません か。">
            <text:p>こんばん、 のみ に いきません か。</text:p>
          </table:table-cell>
          <table:table-cell office:value-type="string" office:value="Would you like to go get some drinks tonight?">
            <text:p>Would you like to go get some drinks tonigh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千">
            <text:p>千</text:p>
          </table:table-cell>
          <table:table-cell office:value-type="string" office:value="せん">
            <text:p>せん</text:p>
          </table:table-cell>
          <table:table-cell office:value-type="string" office:value="thousand">
            <text:p>thous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千円貸してください。">
            <text:p>千円貸してください。</text:p>
          </table:table-cell>
          <table:table-cell office:value-type="string" office:value="せん えん かして ください。">
            <text:p>せん えん かして ください。</text:p>
          </table:table-cell>
          <table:table-cell office:value-type="string" office:value="Please lend me 1000 yen.">
            <text:p>Please lend me 1000 yen.</text:p>
          </table:table-cell>
          <table:table-cell office:value-type="string" office:value="その学校には生徒が千人以上いる。">
            <text:p>その学校には生徒が千人以上いる。</text:p>
          </table:table-cell>
          <table:table-cell office:value-type="string" office:value="その がっこう に は せいと が せん にん いじょう いる。">
            <text:p>その がっこう に は せいと が せん にん いじょう いる。</text:p>
          </table:table-cell>
          <table:table-cell office:value-type="string" office:value="There are more than a thousand students in the school.">
            <text:p>There are more than a thousand students in the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六日">
            <text:p>六日</text:p>
          </table:table-cell>
          <table:table-cell office:value-type="string" office:value="むいか">
            <text:p>むいか</text:p>
          </table:table-cell>
          <table:table-cell office:value-type="string" office:value="six days, sixth of the month">
            <text:p>six days, six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六日前に日本に帰ってきました。">
            <text:p>六日前に日本に帰ってきました。</text:p>
          </table:table-cell>
          <table:table-cell office:value-type="string" office:value="むいか まえ に にほん に かえって きました。">
            <text:p>むいか まえ に にほん に かえって きました。</text:p>
          </table:table-cell>
          <table:table-cell office:value-type="string" office:value="I came back to Japan six days ago.">
            <text:p>I came back to Japan six days ago.</text:p>
          </table:table-cell>
          <table:table-cell office:value-type="string" office:value="今日は五月六日水曜日です。">
            <text:p>今日は五月六日水曜日です。</text:p>
          </table:table-cell>
          <table:table-cell office:value-type="string" office:value="きょう は ご がつ むいか すいようび です。">
            <text:p>きょう は ご がつ むいか すいようび です。</text:p>
          </table:table-cell>
          <table:table-cell office:value-type="string" office:value="It's Wednesday, May 6th today.">
            <text:p>It's Wednesday, May 6th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姉さん">
            <text:p>お姉さん</text:p>
          </table:table-cell>
          <table:table-cell office:value-type="string" office:value="おねえさん">
            <text:p>おねえさん</text:p>
          </table:table-cell>
          <table:table-cell office:value-type="string" office:value="older sister">
            <text:p>older sis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あなたのお姉さんに会ったよ。">
            <text:p>昨日、あなたのお姉さんに会ったよ。</text:p>
          </table:table-cell>
          <table:table-cell office:value-type="string" office:value="きのう、あなた の おねえさん に あった よ。">
            <text:p>きのう、あなた の おねえさん に あった よ。</text:p>
          </table:table-cell>
          <table:table-cell office:value-type="string" office:value="I met your older sister yesterday.">
            <text:p>I met your older sister yesterday.</text:p>
          </table:table-cell>
          <table:table-cell office:value-type="string" office:value="あなたのお姉さんは優しいですね。">
            <text:p>あなたのお姉さんは優しいですね。</text:p>
          </table:table-cell>
          <table:table-cell office:value-type="string" office:value="あなた の おねえさん は やさしい です ね。">
            <text:p>あなた の おねえさん は やさしい です ね。</text:p>
          </table:table-cell>
          <table:table-cell office:value-type="string" office:value="Your sister is kind.">
            <text:p>Your sister is k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る">
            <text:p>直る</text:p>
          </table:table-cell>
          <table:table-cell office:value-type="string" office:value="なおる">
            <text:p>なおる</text:p>
          </table:table-cell>
          <table:table-cell office:value-type="string" office:value="be repaired, get fixed">
            <text:p>be repaired, get fix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クーラーはまだ直りません。">
            <text:p>クーラーはまだ直りません。</text:p>
          </table:table-cell>
          <table:table-cell office:value-type="string" office:value="クーラー は まだ なおりません。">
            <text:p>クーラー は まだ なおりません。</text:p>
          </table:table-cell>
          <table:table-cell office:value-type="string" office:value="The air conditioner hasn't been repaired yet.">
            <text:p>The air conditioner hasn't been repaired yet.</text:p>
          </table:table-cell>
          <table:table-cell office:value-type="string" office:value="このプリンター、直りますか。">
            <text:p>このプリンター、直りますか。</text:p>
          </table:table-cell>
          <table:table-cell office:value-type="string" office:value="この プリンター、なおります か。">
            <text:p>この プリンター、なおります か。</text:p>
          </table:table-cell>
          <table:table-cell office:value-type="string" office:value="Can this printer be fixed?">
            <text:p>Can this printer be fixe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ょっと">
            <text:p>ちょっと</text:p>
          </table:table-cell>
          <table:table-cell office:value-type="string" office:value="ちょっと">
            <text:p>ちょっと</text:p>
          </table:table-cell>
          <table:table-cell office:value-type="string" office:value="just a moment, just a little">
            <text:p>just a moment, just a litt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ちょっとだけ待っていてください。">
            <text:p>ちょっとだけ待っていてください。</text:p>
          </table:table-cell>
          <table:table-cell office:value-type="string" office:value="ちょっと だけ まって いて ください。">
            <text:p>ちょっと だけ まって いて ください。</text:p>
          </table:table-cell>
          <table:table-cell office:value-type="string" office:value="Please wait here for a little while.">
            <text:p>Please wait here for a little while.</text:p>
          </table:table-cell>
          <table:table-cell office:value-type="string" office:value="もうちょっと塩を入れて。">
            <text:p>もうちょっと塩を入れて。</text:p>
          </table:table-cell>
          <table:table-cell office:value-type="string" office:value="もう ちょっと しお を いれて 。">
            <text:p>もう ちょっと しお を いれて 。</text:p>
          </table:table-cell>
          <table:table-cell office:value-type="string" office:value="Put in a little more salt.">
            <text:p>Put in a little more sa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">
            <text:p>四</text:p>
          </table:table-cell>
          <table:table-cell office:value-type="string" office:value="よん">
            <text:p>よん</text:p>
          </table:table-cell>
          <table:table-cell office:value-type="string" office:value="four (Japanese origin)">
            <text:p>four (Japa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ハワイは四回目です。">
            <text:p>ハワイは四回目です。</text:p>
          </table:table-cell>
          <table:table-cell office:value-type="string" office:value="ハワイ は よん かい め です。">
            <text:p>ハワイ は よん かい め です。</text:p>
          </table:table-cell>
          <table:table-cell office:value-type="string" office:value="This is my fourth trip to Hawaii.">
            <text:p>This is my fourth trip to Hawaii.</text:p>
          </table:table-cell>
          <table:table-cell office:value-type="string" office:value="パーティーがあるので、ワインを四本買いました。">
            <text:p>パーティーがあるので、ワインを四本買いました。</text:p>
          </table:table-cell>
          <table:table-cell office:value-type="string" office:value="パーティー が ある ので 、 ワイン を よん ほん かいました。">
            <text:p>パーティー が ある ので 、 ワイン を よん ほん かいました。</text:p>
          </table:table-cell>
          <table:table-cell office:value-type="string" office:value="Because we are having a party, we bought four bottles of wine.">
            <text:p>Because we are having a party, we bought four bottles of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れから">
            <text:p>これから</text:p>
          </table:table-cell>
          <table:table-cell office:value-type="string" office:value="これから">
            <text:p>これから</text:p>
          </table:table-cell>
          <table:table-cell office:value-type="string" office:value="from now on, after this">
            <text:p>from now on, after thi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からはもっと気を付けます。">
            <text:p>これからはもっと気を付けます。</text:p>
          </table:table-cell>
          <table:table-cell office:value-type="string" office:value="これから は もっと き を つけます。">
            <text:p>これから は もっと き を つけます。</text:p>
          </table:table-cell>
          <table:table-cell office:value-type="string" office:value="I will be more careful from now on.">
            <text:p>I will be more careful from now on.</text:p>
          </table:table-cell>
          <table:table-cell office:value-type="string" office:value="私はこれからお医者さんに行きます。">
            <text:p>私はこれからお医者さんに行きます。</text:p>
          </table:table-cell>
          <table:table-cell office:value-type="string" office:value="わたし は これから おいしゃさん に いきます。">
            <text:p>わたし は これから おいしゃさん に いきます。</text:p>
          </table:table-cell>
          <table:table-cell office:value-type="string" office:value="I'm going to a doctor now.">
            <text:p>I'm going to a docto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考える">
            <text:p>考える</text:p>
          </table:table-cell>
          <table:table-cell office:value-type="string" office:value="かんがえる">
            <text:p>かんがえる</text:p>
          </table:table-cell>
          <table:table-cell office:value-type="string" office:value="think, consider">
            <text:p>think, consid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よく考えてください。">
            <text:p>よく考えてください。</text:p>
          </table:table-cell>
          <table:table-cell office:value-type="string" office:value="よく かんがえて ください。">
            <text:p>よく かんがえて ください。</text:p>
          </table:table-cell>
          <table:table-cell office:value-type="string" office:value="Please think carefully.">
            <text:p>Please think carefully.</text:p>
          </table:table-cell>
          <table:table-cell office:value-type="string" office:value="今、何を考えていたんですか。">
            <text:p>今、何を考えていたんですか。</text:p>
          </table:table-cell>
          <table:table-cell office:value-type="string" office:value="いま、なに を かんがえて いた ん です か。">
            <text:p>いま、なに を かんがえて いた ん です か。</text:p>
          </table:table-cell>
          <table:table-cell office:value-type="string" office:value="What were you thinking about just now?">
            <text:p>What were you thinking about just 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戻る">
            <text:p>戻る</text:p>
          </table:table-cell>
          <table:table-cell office:value-type="string" office:value="もどる">
            <text:p>もどる</text:p>
          </table:table-cell>
          <table:table-cell office:value-type="string" office:value="return to a point of departure">
            <text:p>return to a point of departu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会社に戻ります。">
            <text:p>今、会社に戻ります。</text:p>
          </table:table-cell>
          <table:table-cell office:value-type="string" office:value="いま、かいしゃ に もどります。">
            <text:p>いま、かいしゃ に もどります。</text:p>
          </table:table-cell>
          <table:table-cell office:value-type="string" office:value="I'm going back to the office now.">
            <text:p>I'm going back to the office now.</text:p>
          </table:table-cell>
          <table:table-cell office:value-type="string" office:value="彼は一人でホテルに戻った。">
            <text:p>彼は一人でホテルに戻った。</text:p>
          </table:table-cell>
          <table:table-cell office:value-type="string" office:value="かれ は ひとり で ホテル に もどった。">
            <text:p>かれ は ひとり で ホテル に もどった。</text:p>
          </table:table-cell>
          <table:table-cell office:value-type="string" office:value="He returned to the hotel by himself.">
            <text:p>He returned to the hotel by him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変える">
            <text:p>変える</text:p>
          </table:table-cell>
          <table:table-cell office:value-type="string" office:value="かえる">
            <text:p>かえる</text:p>
          </table:table-cell>
          <table:table-cell office:value-type="string" office:value="change (something), alter">
            <text:p>change (something), alt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旅行の日程を変えました。">
            <text:p>旅行の日程を変えました。</text:p>
          </table:table-cell>
          <table:table-cell office:value-type="string" office:value="りょこう の にってい を かえました。">
            <text:p>りょこう の にってい を かえました。</text:p>
          </table:table-cell>
          <table:table-cell office:value-type="string" office:value="I changed my travel schedule.">
            <text:p>I changed my travel schedule.</text:p>
          </table:table-cell>
          <table:table-cell office:value-type="string" office:value="テレビのチャンネルを変えてください。">
            <text:p>テレビのチャンネルを変えてください。</text:p>
          </table:table-cell>
          <table:table-cell office:value-type="string" office:value="テレビ の チャンネル を かえて ください。">
            <text:p>テレビ の チャンネル を かえて ください。</text:p>
          </table:table-cell>
          <table:table-cell office:value-type="string" office:value="Please change the TV channel.">
            <text:p>Please change the TV chann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朝">
            <text:p>朝</text:p>
          </table:table-cell>
          <table:table-cell office:value-type="string" office:value="あさ">
            <text:p>あさ</text:p>
          </table:table-cell>
          <table:table-cell office:value-type="string" office:value="morning">
            <text:p>mor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気持ちのいい朝です。">
            <text:p>気持ちのいい朝です。</text:p>
          </table:table-cell>
          <table:table-cell office:value-type="string" office:value="きもち の いい あさ です。">
            <text:p>きもち の いい あさ です。</text:p>
          </table:table-cell>
          <table:table-cell office:value-type="string" office:value="It's a pleasant morning.">
            <text:p>It's a pleasant morning.</text:p>
          </table:table-cell>
          <table:table-cell office:value-type="string" office:value="朝、カーテンを開けた。">
            <text:p>朝、カーテンを開けた。</text:p>
          </table:table-cell>
          <table:table-cell office:value-type="string" office:value="あさ、カーテン を あけた。">
            <text:p>あさ、カーテン を あけた。</text:p>
          </table:table-cell>
          <table:table-cell office:value-type="string" office:value="I opened the curtains in the morning.">
            <text:p>I opened the curtains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歯">
            <text:p>歯</text:p>
          </table:table-cell>
          <table:table-cell office:value-type="string" office:value="は">
            <text:p>は</text:p>
          </table:table-cell>
          <table:table-cell office:value-type="string" office:value="tooth">
            <text:p>too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歯は丈夫です。">
            <text:p>私の歯は丈夫です。</text:p>
          </table:table-cell>
          <table:table-cell office:value-type="string" office:value="わたし の は は じょうぶ です。">
            <text:p>わたし の は は じょうぶ です。</text:p>
          </table:table-cell>
          <table:table-cell office:value-type="string" office:value="I have strong teeth.">
            <text:p>I have strong teeth.</text:p>
          </table:table-cell>
          <table:table-cell office:value-type="string" office:value="彼は歯が白い。">
            <text:p>彼は歯が白い。</text:p>
          </table:table-cell>
          <table:table-cell office:value-type="string" office:value="かれ は は が しろい。">
            <text:p>かれ は は が しろい。</text:p>
          </table:table-cell>
          <table:table-cell office:value-type="string" office:value="His teeth are white.">
            <text:p>His teeth are wh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頑張る">
            <text:p>頑張る</text:p>
          </table:table-cell>
          <table:table-cell office:value-type="string" office:value="がんばる">
            <text:p>がんばる</text:p>
          </table:table-cell>
          <table:table-cell office:value-type="string" office:value="work hard, do one's best">
            <text:p>work hard, do one's be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の試験、頑張ってね。">
            <text:p>明日の試験、頑張ってね。</text:p>
          </table:table-cell>
          <table:table-cell office:value-type="string" office:value="あした の しけん、がんばって ね。">
            <text:p>あした の しけん、がんばって ね。</text:p>
          </table:table-cell>
          <table:table-cell office:value-type="string" office:value="Good luck on tomorrow's exam.">
            <text:p>Good luck on tomorrow's exam.</text:p>
          </table:table-cell>
          <table:table-cell office:value-type="string" office:value="今日もお仕事、頑張ってください。">
            <text:p>今日もお仕事、頑張ってください。</text:p>
          </table:table-cell>
          <table:table-cell office:value-type="string" office:value="きょう も おしごと、 がんばって ください。">
            <text:p>きょう も おしごと、 がんばって ください。</text:p>
          </table:table-cell>
          <table:table-cell office:value-type="string" office:value="Good luck with your work today.">
            <text:p>Good luck with your work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携帯電話">
            <text:p>携帯電話</text:p>
          </table:table-cell>
          <table:table-cell office:value-type="string" office:value="けいたいでんわ">
            <text:p>けいたいでんわ</text:p>
          </table:table-cell>
          <table:table-cell office:value-type="string" office:value="cellular phone">
            <text:p>cellular pho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携帯電話はもう古い。">
            <text:p>この携帯電話はもう古い。</text:p>
          </table:table-cell>
          <table:table-cell office:value-type="string" office:value="この けいたい でんわ は もう ふるい。">
            <text:p>この けいたい でんわ は もう ふるい。</text:p>
          </table:table-cell>
          <table:table-cell office:value-type="string" office:value="This cell phone is already old.">
            <text:p>This cell phone is already old.</text:p>
          </table:table-cell>
          <table:table-cell office:value-type="string" office:value="今日、携帯電話を家に忘れました。">
            <text:p>今日、携帯電話を家に忘れました。</text:p>
          </table:table-cell>
          <table:table-cell office:value-type="string" office:value="きょう、けいたい でんわ を いえ に わすれました。">
            <text:p>きょう、けいたい でんわ を いえ に わすれました。</text:p>
          </table:table-cell>
          <table:table-cell office:value-type="string" office:value="Today I forgot my cell phone at home.">
            <text:p>Today I forgot my cell phone at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雨">
            <text:p>雨</text:p>
          </table:table-cell>
          <table:table-cell office:value-type="string" office:value="あめ">
            <text:p>あめ</text:p>
          </table:table-cell>
          <table:table-cell office:value-type="string" office:value="rain">
            <text:p>r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雨が降っています。">
            <text:p>雨が降っています。</text:p>
          </table:table-cell>
          <table:table-cell office:value-type="string" office:value="あめ が ふって います。">
            <text:p>あめ が ふって います。</text:p>
          </table:table-cell>
          <table:table-cell office:value-type="string" office:value="It's raining.">
            <text:p>It's raining.</text:p>
          </table:table-cell>
          <table:table-cell office:value-type="string" office:value="今年は雨が少ないです。">
            <text:p>今年は雨が少ないです。</text:p>
          </table:table-cell>
          <table:table-cell office:value-type="string" office:value="ことし は あめ が すくない です。">
            <text:p>ことし は あめ が すくない です。</text:p>
          </table:table-cell>
          <table:table-cell office:value-type="string" office:value="There's not much rain this year.">
            <text:p>There's not much rain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">
            <text:p>金</text:p>
          </table:table-cell>
          <table:table-cell office:value-type="string" office:value="かね">
            <text:p>かね</text:p>
          </table:table-cell>
          <table:table-cell office:value-type="string" office:value="money (colloquial)">
            <text:p>mone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かなり金がかかった。">
            <text:p>これはかなり金がかかった。</text:p>
          </table:table-cell>
          <table:table-cell office:value-type="string" office:value="これ は かなり かね が かかった。">
            <text:p>これ は かなり かね が かかった。</text:p>
          </table:table-cell>
          <table:table-cell office:value-type="string" office:value="This cost quite a lot of money.">
            <text:p>This cost quite a lot of money.</text:p>
          </table:table-cell>
          <table:table-cell office:value-type="string" office:value="今月はあまりお金がない。">
            <text:p>今月はあまりお金がない。</text:p>
          </table:table-cell>
          <table:table-cell office:value-type="string" office:value="こんげつ は あまり おかね が ない。">
            <text:p>こんげつ は あまり おかね が ない。</text:p>
          </table:table-cell>
          <table:table-cell office:value-type="string" office:value="I don't have much money this month.">
            <text:p>I don't have much money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">
            <text:p>金</text:p>
          </table:table-cell>
          <table:table-cell office:value-type="string" office:value="かね">
            <text:p>かね</text:p>
          </table:table-cell>
          <table:table-cell office:value-type="string" office:value="money (colloquial)">
            <text:p>mone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かなり金がかかった。">
            <text:p>これはかなり金がかかった。</text:p>
          </table:table-cell>
          <table:table-cell office:value-type="string" office:value="これ は かなり かね が かかった。">
            <text:p>これ は かなり かね が かかった。</text:p>
          </table:table-cell>
          <table:table-cell office:value-type="string" office:value="This cost quite a lot of money.">
            <text:p>This cost quite a lot of money.</text:p>
          </table:table-cell>
          <table:table-cell office:value-type="string" office:value="今月はあまりお金がない。">
            <text:p>今月はあまりお金がない。</text:p>
          </table:table-cell>
          <table:table-cell office:value-type="string" office:value="こんげつ は あまり おかね が ない。">
            <text:p>こんげつ は あまり おかね が ない。</text:p>
          </table:table-cell>
          <table:table-cell office:value-type="string" office:value="I don't have much money this month.">
            <text:p>I don't have much money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